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13" style:family="paragraph" style:parent-style-name="Standard">
      <style:paragraph-properties fo:text-align="justify" style:justify-single-word="false"/>
      <style:text-properties officeooo:paragraph-rsid="00df76b4"/>
    </style:style>
    <style:style style:name="P114" style:family="paragraph" style:parent-style-name="Standard">
      <style:paragraph-properties fo:text-align="justify" style:justify-single-word="false"/>
      <style:text-properties officeooo:paragraph-rsid="00fb6d83"/>
    </style:style>
    <style:style style:name="P115" style:family="paragraph" style:parent-style-name="Standard">
      <style:paragraph-properties fo:text-align="justify" style:justify-single-word="false"/>
      <style:text-properties officeooo:paragraph-rsid="010ba745"/>
    </style:style>
    <style:style style:name="P116" style:family="paragraph" style:parent-style-name="Standard">
      <style:paragraph-properties fo:text-align="justify" style:justify-single-word="false"/>
      <style:text-properties officeooo:paragraph-rsid="0110b793"/>
    </style:style>
    <style:style style:name="P117" style:family="paragraph" style:parent-style-name="Standard">
      <style:paragraph-properties fo:text-align="justify" style:justify-single-word="false"/>
      <style:text-properties officeooo:paragraph-rsid="014ec0cb"/>
    </style:style>
    <style:style style:name="P118" style:family="paragraph" style:parent-style-name="Standard">
      <style:paragraph-properties fo:text-align="justify" style:justify-single-word="false"/>
      <style:text-properties officeooo:paragraph-rsid="03255feb"/>
    </style:style>
    <style:style style:name="P119" style:family="paragraph" style:parent-style-name="Standard">
      <style:paragraph-properties fo:text-align="justify" style:justify-single-word="false"/>
      <style:text-properties officeooo:paragraph-rsid="03421f4d"/>
    </style:style>
    <style:style style:name="P120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normal" style:font-size-asian="16pt" style:font-weight-asian="normal" style:font-weight-complex="normal"/>
    </style:style>
    <style:style style:name="T80" style:family="text">
      <style:text-properties fo:font-weight="normal" officeooo:rsid="0038a009" style:font-size-asian="16pt" style:font-weight-asian="normal" style:font-weight-complex="normal"/>
    </style:style>
    <style:style style:name="T81" style:family="text">
      <style:text-properties fo:font-weight="normal" officeooo:rsid="003a93b2" style:font-size-asian="16pt" style:font-weight-asian="normal" style:font-weight-complex="normal"/>
    </style:style>
    <style:style style:name="T82" style:family="text">
      <style:text-properties fo:font-weight="normal" officeooo:rsid="003bd574" style:font-size-asian="16pt" style:font-weight-asian="normal" style:font-weight-complex="normal"/>
    </style:style>
    <style:style style:name="T83" style:family="text">
      <style:text-properties fo:font-weight="normal" officeooo:rsid="003da613" style:font-size-asian="16pt" style:font-weight-asian="normal" style:font-weight-complex="normal"/>
    </style:style>
    <style:style style:name="T84" style:family="text">
      <style:text-properties fo:font-weight="normal" officeooo:rsid="00416c5d" style:font-size-asian="16pt" style:font-weight-asian="normal" style:font-weight-complex="normal"/>
    </style:style>
    <style:style style:name="T85" style:family="text">
      <style:text-properties fo:font-weight="normal" officeooo:rsid="004347dd" style:font-size-asian="16pt" style:font-weight-asian="normal" style:font-weight-complex="normal"/>
    </style:style>
    <style:style style:name="T86" style:family="text">
      <style:text-properties fo:font-weight="normal" officeooo:rsid="0044a5f0" style:font-size-asian="16pt" style:font-weight-asian="normal" style:font-weight-complex="normal"/>
    </style:style>
    <style:style style:name="T87" style:family="text">
      <style:text-properties fo:font-weight="normal" officeooo:rsid="0046109d" style:font-size-asian="16pt" style:font-weight-asian="normal" style:font-weight-complex="normal"/>
    </style:style>
    <style:style style:name="T88" style:family="text">
      <style:text-properties fo:font-weight="normal" officeooo:rsid="0047643f" style:font-size-asian="16pt" style:font-weight-asian="normal" style:font-weight-complex="normal"/>
    </style:style>
    <style:style style:name="T89" style:family="text">
      <style:text-properties fo:font-weight="normal" officeooo:rsid="00495b37" style:font-size-asian="16pt" style:font-weight-asian="normal" style:font-weight-complex="normal"/>
    </style:style>
    <style:style style:name="T90" style:family="text">
      <style:text-properties fo:font-weight="normal" officeooo:rsid="004a5360" style:font-size-asian="16pt" style:font-weight-asian="normal" style:font-weight-complex="normal"/>
    </style:style>
    <style:style style:name="T91" style:family="text">
      <style:text-properties fo:font-weight="normal" officeooo:rsid="004b3860" style:font-size-asian="16pt" style:font-weight-asian="normal" style:font-weight-complex="normal"/>
    </style:style>
    <style:style style:name="T92" style:family="text">
      <style:text-properties fo:font-weight="normal" officeooo:rsid="004dedf6" style:font-size-asian="16pt" style:font-weight-asian="normal" style:font-weight-complex="normal"/>
    </style:style>
    <style:style style:name="T93" style:family="text">
      <style:text-properties fo:font-weight="normal" officeooo:rsid="004e2f46" style:font-size-asian="16pt" style:font-weight-asian="normal" style:font-weight-complex="normal"/>
    </style:style>
    <style:style style:name="T94" style:family="text">
      <style:text-properties fo:font-weight="normal" officeooo:rsid="00555373" style:font-size-asian="16pt" style:font-weight-asian="normal" style:font-weight-complex="normal"/>
    </style:style>
    <style:style style:name="T95" style:family="text">
      <style:text-properties fo:font-weight="normal" officeooo:rsid="0056852b" style:font-size-asian="16pt" style:font-weight-asian="normal" style:font-weight-complex="normal"/>
    </style:style>
    <style:style style:name="T96" style:family="text">
      <style:text-properties fo:font-weight="normal" officeooo:rsid="005a307a" style:font-size-asian="16pt" style:font-weight-asian="normal" style:font-weight-complex="normal"/>
    </style:style>
    <style:style style:name="T97" style:family="text">
      <style:text-properties fo:font-weight="normal" officeooo:rsid="0065c16a" style:font-size-asian="16pt" style:font-weight-asian="normal" style:font-weight-complex="normal"/>
    </style:style>
    <style:style style:name="T98" style:family="text">
      <style:text-properties fo:font-weight="normal" officeooo:rsid="00675246" style:font-size-asian="16pt" style:font-weight-asian="normal" style:font-weight-complex="normal"/>
    </style:style>
    <style:style style:name="T99" style:family="text">
      <style:text-properties fo:font-weight="normal" officeooo:rsid="0067b57c" style:font-size-asian="16pt" style:font-weight-asian="normal" style:font-weight-complex="normal"/>
    </style:style>
    <style:style style:name="T100" style:family="text">
      <style:text-properties fo:font-weight="normal" officeooo:rsid="0068b388" style:font-size-asian="16pt" style:font-weight-asian="normal" style:font-weight-complex="normal"/>
    </style:style>
    <style:style style:name="T101" style:family="text">
      <style:text-properties fo:font-weight="normal" officeooo:rsid="006acf27" style:font-size-asian="16pt" style:font-weight-asian="normal" style:font-weight-complex="normal"/>
    </style:style>
    <style:style style:name="T102" style:family="text">
      <style:text-properties fo:font-weight="normal" officeooo:rsid="006de5df" style:font-size-asian="16pt" style:font-weight-asian="normal" style:font-weight-complex="normal"/>
    </style:style>
    <style:style style:name="T103" style:family="text">
      <style:text-properties fo:font-weight="normal" officeooo:rsid="006eda79" style:font-size-asian="16pt" style:font-weight-asian="normal" style:font-weight-complex="normal"/>
    </style:style>
    <style:style style:name="T104" style:family="text">
      <style:text-properties fo:font-weight="normal" officeooo:rsid="006ff3b4" style:font-size-asian="16pt" style:font-weight-asian="normal" style:font-weight-complex="normal"/>
    </style:style>
    <style:style style:name="T105" style:family="text">
      <style:text-properties fo:font-weight="normal" officeooo:rsid="0075a27c" style:font-size-asian="16pt" style:font-weight-asian="normal" style:font-weight-complex="normal"/>
    </style:style>
    <style:style style:name="T106" style:family="text">
      <style:text-properties fo:font-weight="normal" officeooo:rsid="0078c60b" style:font-size-asian="16pt" style:font-weight-asian="normal" style:font-weight-complex="normal"/>
    </style:style>
    <style:style style:name="T107" style:family="text">
      <style:text-properties fo:font-weight="normal" officeooo:rsid="007a70e5" style:font-size-asian="16pt" style:font-weight-asian="normal" style:font-weight-complex="normal"/>
    </style:style>
    <style:style style:name="T108" style:family="text">
      <style:text-properties fo:font-weight="normal" officeooo:rsid="007c13b2" style:font-size-asian="16pt" style:font-weight-asian="normal" style:font-weight-complex="normal"/>
    </style:style>
    <style:style style:name="T109" style:family="text">
      <style:text-properties fo:font-weight="normal" officeooo:rsid="007d3003" style:font-size-asian="16pt" style:font-weight-asian="normal" style:font-weight-complex="normal"/>
    </style:style>
    <style:style style:name="T110" style:family="text">
      <style:text-properties fo:font-weight="normal" officeooo:rsid="007d8c78" style:font-size-asian="16pt" style:font-weight-asian="normal" style:font-weight-complex="normal"/>
    </style:style>
    <style:style style:name="T111" style:family="text">
      <style:text-properties fo:font-weight="normal" officeooo:rsid="00809b07" style:font-size-asian="16pt" style:font-weight-asian="normal" style:font-weight-complex="normal"/>
    </style:style>
    <style:style style:name="T112" style:family="text">
      <style:text-properties fo:font-weight="normal" officeooo:rsid="0082baa6" style:font-size-asian="16pt" style:font-weight-asian="normal" style:font-weight-complex="normal"/>
    </style:style>
    <style:style style:name="T113" style:family="text">
      <style:text-properties fo:font-weight="normal" officeooo:rsid="00874ff2" style:font-size-asian="16pt" style:font-weight-asian="normal" style:font-weight-complex="normal"/>
    </style:style>
    <style:style style:name="T114" style:family="text">
      <style:text-properties fo:font-weight="normal" officeooo:rsid="0088da1b" style:font-size-asian="16pt" style:font-weight-asian="normal" style:font-weight-complex="normal"/>
    </style:style>
    <style:style style:name="T115" style:family="text">
      <style:text-properties fo:font-weight="normal" officeooo:rsid="00899c2b" style:font-size-asian="16pt" style:font-weight-asian="normal" style:font-weight-complex="normal"/>
    </style:style>
    <style:style style:name="T116" style:family="text">
      <style:text-properties fo:font-weight="normal" officeooo:rsid="008cc85b" style:font-size-asian="16pt" style:font-weight-asian="normal" style:font-weight-complex="normal"/>
    </style:style>
    <style:style style:name="T117" style:family="text">
      <style:text-properties fo:font-weight="normal" officeooo:rsid="008eeea8" style:font-size-asian="16pt" style:font-weight-asian="normal" style:font-weight-complex="normal"/>
    </style:style>
    <style:style style:name="T118" style:family="text">
      <style:text-properties fo:font-weight="normal" officeooo:rsid="0093948d" style:font-size-asian="16pt" style:font-weight-asian="normal" style:font-weight-complex="normal"/>
    </style:style>
    <style:style style:name="T119" style:family="text">
      <style:text-properties fo:font-weight="normal" officeooo:rsid="00955b2c" style:font-size-asian="16pt" style:font-weight-asian="normal" style:font-weight-complex="normal"/>
    </style:style>
    <style:style style:name="T120" style:family="text">
      <style:text-properties fo:font-weight="normal" officeooo:rsid="00957ede" style:font-size-asian="16pt" style:font-weight-asian="normal" style:font-weight-complex="normal"/>
    </style:style>
    <style:style style:name="T121" style:family="text">
      <style:text-properties fo:font-weight="normal" officeooo:rsid="009651f0" style:font-size-asian="16pt" style:font-weight-asian="normal" style:font-weight-complex="normal"/>
    </style:style>
    <style:style style:name="T122" style:family="text">
      <style:text-properties fo:font-weight="normal" officeooo:rsid="009811ed" style:font-size-asian="16pt" style:font-weight-asian="normal" style:font-weight-complex="normal"/>
    </style:style>
    <style:style style:name="T123" style:family="text">
      <style:text-properties fo:font-weight="normal" officeooo:rsid="00984f2a" style:font-size-asian="16pt" style:font-weight-asian="normal" style:font-weight-complex="normal"/>
    </style:style>
    <style:style style:name="T124" style:family="text">
      <style:text-properties fo:font-weight="normal" officeooo:rsid="009b18e5" style:font-size-asian="16pt" style:font-weight-asian="normal" style:font-weight-complex="normal"/>
    </style:style>
    <style:style style:name="T125" style:family="text">
      <style:text-properties fo:font-weight="normal" officeooo:rsid="009c93be" style:font-size-asian="16pt" style:font-weight-asian="normal" style:font-weight-complex="normal"/>
    </style:style>
    <style:style style:name="T126" style:family="text">
      <style:text-properties fo:font-weight="normal" officeooo:rsid="00a04d02" style:font-size-asian="16pt" style:font-weight-asian="normal" style:font-weight-complex="normal"/>
    </style:style>
    <style:style style:name="T127" style:family="text">
      <style:text-properties fo:font-weight="normal" officeooo:rsid="00a22d73" style:font-size-asian="16pt" style:font-weight-asian="normal" style:font-weight-complex="normal"/>
    </style:style>
    <style:style style:name="T128" style:family="text">
      <style:text-properties fo:font-weight="normal" officeooo:rsid="00a61923" style:font-size-asian="16pt" style:font-weight-asian="normal" style:font-weight-complex="normal"/>
    </style:style>
    <style:style style:name="T129" style:family="text">
      <style:text-properties fo:font-weight="normal" officeooo:rsid="00a8d9c6" style:font-size-asian="16pt" style:font-weight-asian="normal" style:font-weight-complex="normal"/>
    </style:style>
    <style:style style:name="T130" style:family="text">
      <style:text-properties fo:font-weight="normal" officeooo:rsid="00aa826e" style:font-size-asian="16pt" style:font-weight-asian="normal" style:font-weight-complex="normal"/>
    </style:style>
    <style:style style:name="T131" style:family="text">
      <style:text-properties fo:font-weight="normal" officeooo:rsid="00afe5d9" style:font-size-asian="16pt" style:font-weight-asian="normal" style:font-weight-complex="normal"/>
    </style:style>
    <style:style style:name="T132" style:family="text">
      <style:text-properties fo:font-weight="normal" officeooo:rsid="00b54355" style:font-size-asian="16pt" style:font-weight-asian="normal" style:font-weight-complex="normal"/>
    </style:style>
    <style:style style:name="T133" style:family="text">
      <style:text-properties fo:font-weight="normal" officeooo:rsid="00b67772" style:font-size-asian="16pt" style:font-weight-asian="normal" style:font-weight-complex="normal"/>
    </style:style>
    <style:style style:name="T134" style:family="text">
      <style:text-properties fo:font-weight="normal" officeooo:rsid="00b85cb1" style:font-size-asian="16pt" style:font-weight-asian="normal" style:font-weight-complex="normal"/>
    </style:style>
    <style:style style:name="T135" style:family="text">
      <style:text-properties fo:font-weight="normal" officeooo:rsid="00bab0a6" style:font-size-asian="16pt" style:font-weight-asian="normal" style:font-weight-complex="normal"/>
    </style:style>
    <style:style style:name="T136" style:family="text">
      <style:text-properties fo:font-weight="normal" officeooo:rsid="00bb6484" style:font-size-asian="16pt" style:font-weight-asian="normal" style:font-weight-complex="normal"/>
    </style:style>
    <style:style style:name="T137" style:family="text">
      <style:text-properties fo:font-weight="normal" officeooo:rsid="00bbebdc" style:font-size-asian="16pt" style:font-weight-asian="normal" style:font-weight-complex="normal"/>
    </style:style>
    <style:style style:name="T138" style:family="text">
      <style:text-properties fo:font-weight="normal" officeooo:rsid="00bd4872" style:font-size-asian="16pt" style:font-weight-asian="normal" style:font-weight-complex="normal"/>
    </style:style>
    <style:style style:name="T139" style:family="text">
      <style:text-properties fo:font-weight="normal" officeooo:rsid="00bf2640" style:font-size-asian="16pt" style:font-weight-asian="normal" style:font-weight-complex="normal"/>
    </style:style>
    <style:style style:name="T140" style:family="text">
      <style:text-properties fo:font-weight="normal" officeooo:rsid="00c2c7ee" style:font-size-asian="16pt" style:font-weight-asian="normal" style:font-weight-complex="normal"/>
    </style:style>
    <style:style style:name="T141" style:family="text">
      <style:text-properties fo:font-weight="normal" officeooo:rsid="00c48e25" style:font-size-asian="16pt" style:font-weight-asian="normal" style:font-weight-complex="normal"/>
    </style:style>
    <style:style style:name="T142" style:family="text">
      <style:text-properties fo:font-weight="normal" officeooo:rsid="00c63690" style:font-size-asian="16pt" style:font-weight-asian="normal" style:font-weight-complex="normal"/>
    </style:style>
    <style:style style:name="T143" style:family="text">
      <style:text-properties fo:font-weight="normal" officeooo:rsid="00c7de1e" style:font-size-asian="16pt" style:font-weight-asian="normal" style:font-weight-complex="normal"/>
    </style:style>
    <style:style style:name="T144" style:family="text">
      <style:text-properties fo:font-weight="normal" officeooo:rsid="00dc0964" style:font-size-asian="16pt" style:font-weight-asian="normal" style:font-weight-complex="normal"/>
    </style:style>
    <style:style style:name="T145" style:family="text">
      <style:text-properties fo:font-weight="normal" officeooo:rsid="00ebcf7f" style:font-size-asian="16pt" style:font-weight-asian="normal" style:font-weight-complex="normal"/>
    </style:style>
    <style:style style:name="T146" style:family="text">
      <style:text-properties fo:font-weight="normal" officeooo:rsid="00ed6653" style:font-size-asian="16pt" style:font-weight-asian="normal" style:font-weight-complex="normal"/>
    </style:style>
    <style:style style:name="T147" style:family="text">
      <style:text-properties fo:font-weight="normal" officeooo:rsid="00edb6f1" style:font-size-asian="16pt" style:font-weight-asian="normal" style:font-weight-complex="normal"/>
    </style:style>
    <style:style style:name="T148" style:family="text">
      <style:text-properties fo:font-weight="normal" officeooo:rsid="00eed8d2" style:font-size-asian="16pt" style:font-weight-asian="normal" style:font-weight-complex="normal"/>
    </style:style>
    <style:style style:name="T149" style:family="text">
      <style:text-properties fo:font-weight="normal" officeooo:rsid="00ef8099" style:font-size-asian="16pt" style:font-weight-asian="normal" style:font-weight-complex="normal"/>
    </style:style>
    <style:style style:name="T150" style:family="text">
      <style:text-properties fo:font-weight="normal" officeooo:rsid="00f2a40a" style:font-size-asian="16pt" style:font-weight-asian="normal" style:font-weight-complex="normal"/>
    </style:style>
    <style:style style:name="T151" style:family="text">
      <style:text-properties fo:font-weight="normal" officeooo:rsid="0103785d" style:font-size-asian="16pt" style:font-weight-asian="normal" style:font-weight-complex="normal"/>
    </style:style>
    <style:style style:name="T152" style:family="text">
      <style:text-properties fo:font-weight="normal" officeooo:rsid="01038125" style:font-size-asian="16pt" style:font-weight-asian="normal" style:font-weight-complex="normal"/>
    </style:style>
    <style:style style:name="T153" style:family="text">
      <style:text-properties fo:font-weight="normal" officeooo:rsid="0165c310" style:font-size-asian="16pt" style:font-weight-asian="normal" style:font-weight-complex="normal"/>
    </style:style>
    <style:style style:name="T154" style:family="text">
      <style:text-properties fo:font-weight="normal" officeooo:rsid="0168fa81" style:font-size-asian="16pt" style:font-weight-asian="normal" style:font-weight-complex="normal"/>
    </style:style>
    <style:style style:name="T155" style:family="text">
      <style:text-properties fo:font-weight="normal" officeooo:rsid="016a7080" style:font-size-asian="16pt" style:font-weight-asian="normal" style:font-weight-complex="normal"/>
    </style:style>
    <style:style style:name="T156" style:family="text">
      <style:text-properties fo:font-weight="normal" officeooo:rsid="016bca48" style:font-size-asian="16pt" style:font-weight-asian="normal" style:font-weight-complex="normal"/>
    </style:style>
    <style:style style:name="T157" style:family="text">
      <style:text-properties fo:font-weight="normal" officeooo:rsid="016bfa56" style:font-size-asian="16pt" style:font-weight-asian="normal" style:font-weight-complex="normal"/>
    </style:style>
    <style:style style:name="T158" style:family="text">
      <style:text-properties fo:font-weight="normal" officeooo:rsid="016ff674" style:font-size-asian="16pt" style:font-weight-asian="normal" style:font-weight-complex="normal"/>
    </style:style>
    <style:style style:name="T159" style:family="text">
      <style:text-properties fo:font-weight="normal" officeooo:rsid="0170309c" style:font-size-asian="16pt" style:font-weight-asian="normal" style:font-weight-complex="normal"/>
    </style:style>
    <style:style style:name="T160" style:family="text">
      <style:text-properties fo:font-weight="normal" officeooo:rsid="0171e529" style:font-size-asian="16pt" style:font-weight-asian="normal" style:font-weight-complex="normal"/>
    </style:style>
    <style:style style:name="T161" style:family="text">
      <style:text-properties fo:font-weight="normal" officeooo:rsid="0173357c" style:font-size-asian="16pt" style:font-weight-asian="normal" style:font-weight-complex="normal"/>
    </style:style>
    <style:style style:name="T162" style:family="text">
      <style:text-properties fo:font-weight="normal" officeooo:rsid="0173fdfd" style:font-size-asian="16pt" style:font-weight-asian="normal" style:font-weight-complex="normal"/>
    </style:style>
    <style:style style:name="T163" style:family="text">
      <style:text-properties fo:font-weight="normal" officeooo:rsid="0174d139" style:font-size-asian="16pt" style:font-weight-asian="normal" style:font-weight-complex="normal"/>
    </style:style>
    <style:style style:name="T164" style:family="text">
      <style:text-properties fo:font-weight="normal" officeooo:rsid="01762a52" style:font-size-asian="16pt" style:font-weight-asian="normal" style:font-weight-complex="normal"/>
    </style:style>
    <style:style style:name="T165" style:family="text">
      <style:text-properties fo:font-weight="normal" officeooo:rsid="01dfe10a" style:font-size-asian="16pt" style:font-weight-asian="normal" style:font-weight-complex="normal"/>
    </style:style>
    <style:style style:name="T166" style:family="text">
      <style:text-properties fo:font-weight="normal" officeooo:rsid="01e0a5e3" style:font-size-asian="16pt" style:font-weight-asian="normal" style:font-weight-complex="normal"/>
    </style:style>
    <style:style style:name="T167" style:family="text">
      <style:text-properties fo:font-weight="normal" officeooo:rsid="01e15156" style:font-size-asian="16pt" style:font-weight-asian="normal" style:font-weight-complex="normal"/>
    </style:style>
    <style:style style:name="T168" style:family="text">
      <style:text-properties fo:font-weight="normal" officeooo:rsid="01e309ab" style:font-size-asian="16pt" style:font-weight-asian="normal" style:font-weight-complex="normal"/>
    </style:style>
    <style:style style:name="T169" style:family="text">
      <style:text-properties fo:font-weight="normal" officeooo:rsid="01e42920" style:font-size-asian="16pt" style:font-weight-asian="normal" style:font-weight-complex="normal"/>
    </style:style>
    <style:style style:name="T170" style:family="text">
      <style:text-properties fo:font-weight="normal" officeooo:rsid="01e500a2" style:font-size-asian="16pt" style:font-weight-asian="normal" style:font-weight-complex="normal"/>
    </style:style>
    <style:style style:name="T171" style:family="text">
      <style:text-properties fo:font-weight="normal" officeooo:rsid="01e80eb6" style:font-size-asian="16pt" style:font-weight-asian="normal" style:font-weight-complex="normal"/>
    </style:style>
    <style:style style:name="T172" style:family="text">
      <style:text-properties fo:font-weight="normal" officeooo:rsid="01e84246" style:font-size-asian="16pt" style:font-weight-asian="normal" style:font-weight-complex="normal"/>
    </style:style>
    <style:style style:name="T173" style:family="text">
      <style:text-properties fo:font-weight="normal" officeooo:rsid="01eeb72f" style:font-size-asian="16pt" style:font-weight-asian="normal" style:font-weight-complex="normal"/>
    </style:style>
    <style:style style:name="T174" style:family="text">
      <style:text-properties fo:font-weight="normal" officeooo:rsid="01f61261" style:font-size-asian="16pt" style:font-weight-asian="normal" style:font-weight-complex="normal"/>
    </style:style>
    <style:style style:name="T175" style:family="text">
      <style:text-properties fo:font-weight="normal" officeooo:rsid="01f66d2e" style:font-size-asian="16pt" style:font-weight-asian="normal" style:font-weight-complex="normal"/>
    </style:style>
    <style:style style:name="T176" style:family="text">
      <style:text-properties fo:font-weight="normal" officeooo:rsid="01f78275" style:font-size-asian="16pt" style:font-weight-asian="normal" style:font-weight-complex="normal"/>
    </style:style>
    <style:style style:name="T177" style:family="text">
      <style:text-properties fo:font-weight="normal" officeooo:rsid="01f9802e" style:font-size-asian="16pt" style:font-weight-asian="normal" style:font-weight-complex="normal"/>
    </style:style>
    <style:style style:name="T178" style:family="text">
      <style:text-properties fo:font-weight="normal" officeooo:rsid="0208e9d2" style:font-size-asian="16pt" style:font-weight-asian="normal" style:font-weight-complex="normal"/>
    </style:style>
    <style:style style:name="T179" style:family="text">
      <style:text-properties fo:font-weight="normal" officeooo:rsid="020aaabf" style:font-size-asian="16pt" style:font-weight-asian="normal" style:font-weight-complex="normal"/>
    </style:style>
    <style:style style:name="T180" style:family="text">
      <style:text-properties fo:font-weight="normal" officeooo:rsid="020c6dbf" style:font-size-asian="16pt" style:font-weight-asian="normal" style:font-weight-complex="normal"/>
    </style:style>
    <style:style style:name="T181" style:family="text">
      <style:text-properties fo:font-weight="normal" officeooo:rsid="020f9ddd" style:font-size-asian="16pt" style:font-weight-asian="normal" style:font-weight-complex="normal"/>
    </style:style>
    <style:style style:name="T182" style:family="text">
      <style:text-properties fo:font-weight="normal" officeooo:rsid="02101f6f" style:font-size-asian="16pt" style:font-weight-asian="normal" style:font-weight-complex="normal"/>
    </style:style>
    <style:style style:name="T183" style:family="text">
      <style:text-properties fo:font-weight="normal" officeooo:rsid="0210e20d" style:font-size-asian="16pt" style:font-weight-asian="normal" style:font-weight-complex="normal"/>
    </style:style>
    <style:style style:name="T184" style:family="text">
      <style:text-properties fo:font-weight="normal" officeooo:rsid="0212a6ef" style:font-size-asian="16pt" style:font-weight-asian="normal" style:font-weight-complex="normal"/>
    </style:style>
    <style:style style:name="T185" style:family="text">
      <style:text-properties fo:font-weight="normal" officeooo:rsid="0217370f" style:font-size-asian="16pt" style:font-weight-asian="normal" style:font-weight-complex="normal"/>
    </style:style>
    <style:style style:name="T186" style:family="text">
      <style:text-properties fo:font-weight="normal" officeooo:rsid="021bd0bc" style:font-size-asian="16pt" style:font-weight-asian="normal" style:font-weight-complex="normal"/>
    </style:style>
    <style:style style:name="T187" style:family="text">
      <style:text-properties fo:font-weight="normal" officeooo:rsid="021cdb22" style:font-size-asian="16pt" style:font-weight-asian="normal" style:font-weight-complex="normal"/>
    </style:style>
    <style:style style:name="T188" style:family="text">
      <style:text-properties fo:font-weight="normal" officeooo:rsid="021ecce2" style:font-size-asian="16pt" style:font-weight-asian="normal" style:font-weight-complex="normal"/>
    </style:style>
    <style:style style:name="T189" style:family="text">
      <style:text-properties fo:font-weight="normal" officeooo:rsid="02201ba2" style:font-size-asian="16pt" style:font-weight-asian="normal" style:font-weight-complex="normal"/>
    </style:style>
    <style:style style:name="T190" style:family="text">
      <style:text-properties fo:font-weight="normal" officeooo:rsid="0220c7d5" style:font-size-asian="16pt" style:font-weight-asian="normal" style:font-weight-complex="normal"/>
    </style:style>
    <style:style style:name="T191" style:family="text">
      <style:text-properties fo:font-weight="normal" officeooo:rsid="02212b46" style:font-size-asian="16pt" style:font-weight-asian="normal" style:font-weight-complex="normal"/>
    </style:style>
    <style:style style:name="T192" style:family="text">
      <style:text-properties fo:font-weight="normal" officeooo:rsid="02230718" style:font-size-asian="16pt" style:font-weight-asian="normal" style:font-weight-complex="normal"/>
    </style:style>
    <style:style style:name="T193" style:family="text">
      <style:text-properties fo:font-weight="normal" officeooo:rsid="0225c2a7" style:font-size-asian="16pt" style:font-weight-asian="normal" style:font-weight-complex="normal"/>
    </style:style>
    <style:style style:name="T194" style:family="text">
      <style:text-properties fo:font-weight="normal" officeooo:rsid="0227fb28" style:font-size-asian="16pt" style:font-weight-asian="normal" style:font-weight-complex="normal"/>
    </style:style>
    <style:style style:name="T195" style:family="text">
      <style:text-properties fo:font-weight="normal" officeooo:rsid="022c1af0" style:font-size-asian="16pt" style:font-weight-asian="normal" style:font-weight-complex="normal"/>
    </style:style>
    <style:style style:name="T196" style:family="text">
      <style:text-properties fo:font-weight="normal" officeooo:rsid="02332614" style:font-size-asian="16pt" style:font-weight-asian="normal" style:font-weight-complex="normal"/>
    </style:style>
    <style:style style:name="T197" style:family="text">
      <style:text-properties fo:font-weight="normal" officeooo:rsid="0236866b" style:font-size-asian="16pt" style:font-weight-asian="normal" style:font-weight-complex="normal"/>
    </style:style>
    <style:style style:name="T198" style:family="text">
      <style:text-properties fo:font-weight="normal" officeooo:rsid="02376934" style:font-size-asian="16pt" style:font-weight-asian="normal" style:font-weight-complex="normal"/>
    </style:style>
    <style:style style:name="T199" style:family="text">
      <style:text-properties fo:font-weight="normal" officeooo:rsid="02394ce9" style:font-size-asian="16pt" style:font-weight-asian="normal" style:font-weight-complex="normal"/>
    </style:style>
    <style:style style:name="T200" style:family="text">
      <style:text-properties fo:font-weight="normal" officeooo:rsid="023b928e" style:font-size-asian="16pt" style:font-weight-asian="normal" style:font-weight-complex="normal"/>
    </style:style>
    <style:style style:name="T201" style:family="text">
      <style:text-properties fo:font-weight="normal" officeooo:rsid="023d364e" style:font-size-asian="16pt" style:font-weight-asian="normal" style:font-weight-complex="normal"/>
    </style:style>
    <style:style style:name="T202" style:family="text">
      <style:text-properties fo:font-weight="normal" officeooo:rsid="024542bb" style:font-size-asian="16pt" style:font-weight-asian="normal" style:font-weight-complex="normal"/>
    </style:style>
    <style:style style:name="T203" style:family="text">
      <style:text-properties fo:font-weight="normal" officeooo:rsid="02acbf04" style:font-size-asian="16pt" style:font-weight-asian="normal" style:font-weight-complex="normal"/>
    </style:style>
    <style:style style:name="T204" style:family="text">
      <style:text-properties fo:font-weight="normal" officeooo:rsid="02d9dfd1" style:font-size-asian="16pt" style:font-weight-asian="normal" style:font-weight-complex="normal"/>
    </style:style>
    <style:style style:name="T205" style:family="text">
      <style:text-properties fo:font-weight="normal" officeooo:rsid="02e83e1c" style:font-size-asian="16pt" style:font-weight-asian="normal" style:font-weight-complex="normal"/>
    </style:style>
    <style:style style:name="T206" style:family="text">
      <style:text-properties fo:font-weight="normal" officeooo:rsid="02ea72ab" style:font-size-asian="16pt" style:font-weight-asian="normal" style:font-weight-complex="normal"/>
    </style:style>
    <style:style style:name="T207" style:family="text">
      <style:text-properties fo:font-weight="normal" officeooo:rsid="02eaac7a" style:font-size-asian="16pt" style:font-weight-asian="normal" style:font-weight-complex="normal"/>
    </style:style>
    <style:style style:name="T208" style:family="text">
      <style:text-properties fo:font-weight="normal" officeooo:rsid="02ec1c50" style:font-size-asian="16pt" style:font-weight-asian="normal" style:font-weight-complex="normal"/>
    </style:style>
    <style:style style:name="T209" style:family="text">
      <style:text-properties fo:font-weight="normal" officeooo:rsid="02ee1b8f" style:font-size-asian="16pt" style:font-weight-asian="normal" style:font-weight-complex="normal"/>
    </style:style>
    <style:style style:name="T210" style:family="text">
      <style:text-properties fo:font-weight="normal" officeooo:rsid="02f2fe15" style:font-size-asian="16pt" style:font-weight-asian="normal" style:font-weight-complex="normal"/>
    </style:style>
    <style:style style:name="T211" style:family="text">
      <style:text-properties fo:font-weight="normal" officeooo:rsid="02f4c545" style:font-size-asian="16pt" style:font-weight-asian="normal" style:font-weight-complex="normal"/>
    </style:style>
    <style:style style:name="T212" style:family="text">
      <style:text-properties fo:font-weight="normal" officeooo:rsid="02f682f3" style:font-size-asian="16pt" style:font-weight-asian="normal" style:font-weight-complex="normal"/>
    </style:style>
    <style:style style:name="T213" style:family="text">
      <style:text-properties fo:font-weight="normal" officeooo:rsid="02f75c39" style:font-size-asian="16pt" style:font-weight-asian="normal" style:font-weight-complex="normal"/>
    </style:style>
    <style:style style:name="T214" style:family="text">
      <style:text-properties fo:font-weight="normal" officeooo:rsid="02f7c067" style:font-size-asian="16pt" style:font-weight-asian="normal" style:font-weight-complex="normal"/>
    </style:style>
    <style:style style:name="T215" style:family="text">
      <style:text-properties fo:font-weight="normal" officeooo:rsid="02f8dbdc" style:font-size-asian="16pt" style:font-weight-asian="normal" style:font-weight-complex="normal"/>
    </style:style>
    <style:style style:name="T216" style:family="text">
      <style:text-properties fo:font-weight="normal" officeooo:rsid="02fb3832" style:font-size-asian="16pt" style:font-weight-asian="normal" style:font-weight-complex="normal"/>
    </style:style>
    <style:style style:name="T217" style:family="text">
      <style:text-properties fo:font-weight="normal" officeooo:rsid="02fcdb42" style:font-size-asian="16pt" style:font-weight-asian="normal" style:font-weight-complex="normal"/>
    </style:style>
    <style:style style:name="T218" style:family="text">
      <style:text-properties fo:font-weight="normal" officeooo:rsid="02feb688" style:font-size-asian="16pt" style:font-weight-asian="normal" style:font-weight-complex="normal"/>
    </style:style>
    <style:style style:name="T219" style:family="text">
      <style:text-properties fo:font-weight="normal" officeooo:rsid="0301076f" style:font-size-asian="16pt" style:font-weight-asian="normal" style:font-weight-complex="normal"/>
    </style:style>
    <style:style style:name="T220" style:family="text">
      <style:text-properties fo:font-weight="normal" officeooo:rsid="03058924" style:font-size-asian="16pt" style:font-weight-asian="normal" style:font-weight-complex="normal"/>
    </style:style>
    <style:style style:name="T221" style:family="text">
      <style:text-properties fo:font-weight="normal" officeooo:rsid="0307897d" style:font-size-asian="16pt" style:font-weight-asian="normal" style:font-weight-complex="normal"/>
    </style:style>
    <style:style style:name="T222" style:family="text">
      <style:text-properties fo:font-weight="normal" officeooo:rsid="0308529c" style:font-size-asian="16pt" style:font-weight-asian="normal" style:font-weight-complex="normal"/>
    </style:style>
    <style:style style:name="T223" style:family="text">
      <style:text-properties fo:font-weight="normal" officeooo:rsid="030a85b0" style:font-size-asian="16pt" style:font-weight-asian="normal" style:font-weight-complex="normal"/>
    </style:style>
    <style:style style:name="T224" style:family="text">
      <style:text-properties fo:font-weight="normal" officeooo:rsid="030b0d38" style:font-size-asian="16pt" style:font-weight-asian="normal" style:font-weight-complex="normal"/>
    </style:style>
    <style:style style:name="T225" style:family="text">
      <style:text-properties fo:font-weight="normal" officeooo:rsid="030cdac8" style:font-size-asian="16pt" style:font-weight-asian="normal" style:font-weight-complex="normal"/>
    </style:style>
    <style:style style:name="T226" style:family="text">
      <style:text-properties fo:font-weight="normal" officeooo:rsid="030ecb5b" style:font-size-asian="16pt" style:font-weight-asian="normal" style:font-weight-complex="normal"/>
    </style:style>
    <style:style style:name="T227" style:family="text">
      <style:text-properties fo:font-weight="normal" officeooo:rsid="03119b92" style:font-size-asian="16pt" style:font-weight-asian="normal" style:font-weight-complex="normal"/>
    </style:style>
    <style:style style:name="T228" style:family="text">
      <style:text-properties fo:font-weight="normal" officeooo:rsid="031288c1" style:font-size-asian="16pt" style:font-weight-asian="normal" style:font-weight-complex="normal"/>
    </style:style>
    <style:style style:name="T229" style:family="text">
      <style:text-properties fo:font-weight="normal" officeooo:rsid="031391bb" style:font-size-asian="16pt" style:font-weight-asian="normal" style:font-weight-complex="normal"/>
    </style:style>
    <style:style style:name="T230" style:family="text">
      <style:text-properties fo:font-weight="normal" officeooo:rsid="0314ffc2" style:font-size-asian="16pt" style:font-weight-asian="normal" style:font-weight-complex="normal"/>
    </style:style>
    <style:style style:name="T231" style:family="text">
      <style:text-properties fo:font-weight="normal" officeooo:rsid="0315009c" style:font-size-asian="16pt" style:font-weight-asian="normal" style:font-weight-complex="normal"/>
    </style:style>
    <style:style style:name="T232" style:family="text">
      <style:text-properties fo:font-weight="normal" officeooo:rsid="0315b55a" style:font-size-asian="16pt" style:font-weight-asian="normal" style:font-weight-complex="normal"/>
    </style:style>
    <style:style style:name="T233" style:family="text">
      <style:text-properties fo:font-weight="normal" officeooo:rsid="0316184d" style:font-size-asian="16pt" style:font-weight-asian="normal" style:font-weight-complex="normal"/>
    </style:style>
    <style:style style:name="T234" style:family="text">
      <style:text-properties fo:font-weight="normal" officeooo:rsid="0317007a" style:font-size-asian="16pt" style:font-weight-asian="normal" style:font-weight-complex="normal"/>
    </style:style>
    <style:style style:name="T235" style:family="text">
      <style:text-properties fo:font-weight="normal" officeooo:rsid="031848db" style:font-size-asian="16pt" style:font-weight-asian="normal" style:font-weight-complex="normal"/>
    </style:style>
    <style:style style:name="T236" style:family="text">
      <style:text-properties fo:font-weight="normal" officeooo:rsid="031b26da" style:font-size-asian="16pt" style:font-weight-asian="normal" style:font-weight-complex="normal"/>
    </style:style>
    <style:style style:name="T237" style:family="text">
      <style:text-properties fo:font-weight="normal" officeooo:rsid="03605336" style:font-size-asian="16pt" style:font-weight-asian="normal" style:font-weight-complex="normal"/>
    </style:style>
    <style:style style:name="T238" style:family="text">
      <style:text-properties fo:font-weight="normal" officeooo:rsid="03656376" style:font-size-asian="16pt" style:font-weight-asian="normal" style:font-weight-complex="normal"/>
    </style:style>
    <style:style style:name="T239" style:family="text">
      <style:text-properties fo:font-weight="normal" officeooo:rsid="03663889" style:font-size-asian="16pt" style:font-weight-asian="normal" style:font-weight-complex="normal"/>
    </style:style>
    <style:style style:name="T240" style:family="text">
      <style:text-properties fo:font-weight="normal" officeooo:rsid="03669c1e" style:font-size-asian="16pt" style:font-weight-asian="normal" style:font-weight-complex="normal"/>
    </style:style>
    <style:style style:name="T241" style:family="text">
      <style:text-properties fo:font-weight="normal" officeooo:rsid="038bf7f2" style:font-size-asian="16pt" style:font-weight-asian="normal" style:font-weight-complex="normal"/>
    </style:style>
    <style:style style:name="T242" style:family="text">
      <style:text-properties fo:font-weight="normal" officeooo:rsid="038db18e" style:font-size-asian="16pt" style:font-weight-asian="normal" style:font-weight-complex="normal"/>
    </style:style>
    <style:style style:name="T243" style:family="text">
      <style:text-properties fo:font-weight="normal" officeooo:rsid="038e2b90" style:font-size-asian="16pt" style:font-weight-asian="normal" style:font-weight-complex="normal"/>
    </style:style>
    <style:style style:name="T244" style:family="text">
      <style:text-properties fo:font-weight="normal" officeooo:rsid="039063f7" style:font-size-asian="16pt" style:font-weight-asian="normal" style:font-weight-complex="normal"/>
    </style:style>
    <style:style style:name="T245" style:family="text">
      <style:text-properties fo:font-weight="normal" officeooo:rsid="0391fb6b" style:font-size-asian="16pt" style:font-weight-asian="normal" style:font-weight-complex="normal"/>
    </style:style>
    <style:style style:name="T246" style:family="text">
      <style:text-properties fo:font-weight="normal" officeooo:rsid="0392f0ae" style:font-size-asian="16pt" style:font-weight-asian="normal" style:font-weight-complex="normal"/>
    </style:style>
    <style:style style:name="T247" style:family="text">
      <style:text-properties fo:font-weight="normal" officeooo:rsid="039497ff" style:font-size-asian="16pt" style:font-weight-asian="normal" style:font-weight-complex="normal"/>
    </style:style>
    <style:style style:name="T248" style:family="text">
      <style:text-properties fo:font-weight="normal" officeooo:rsid="039abbdd" style:font-size-asian="16pt" style:font-weight-asian="normal" style:font-weight-complex="normal"/>
    </style:style>
    <style:style style:name="T249" style:family="text">
      <style:text-properties fo:font-weight="normal" officeooo:rsid="039c0c8a" style:font-size-asian="16pt" style:font-weight-asian="normal" style:font-weight-complex="normal"/>
    </style:style>
    <style:style style:name="T250" style:family="text">
      <style:text-properties fo:font-weight="normal" officeooo:rsid="039cbb85" style:font-size-asian="16pt" style:font-weight-asian="normal" style:font-weight-complex="normal"/>
    </style:style>
    <style:style style:name="T251" style:family="text">
      <style:text-properties fo:font-weight="normal" officeooo:rsid="039e0002" style:font-size-asian="16pt" style:font-weight-asian="normal" style:font-weight-complex="normal"/>
    </style:style>
    <style:style style:name="T252" style:family="text">
      <style:text-properties fo:font-weight="normal" officeooo:rsid="039e5117" style:font-size-asian="16pt" style:font-weight-asian="normal" style:font-weight-complex="normal"/>
    </style:style>
    <style:style style:name="T253" style:family="text">
      <style:text-properties fo:font-weight="normal" officeooo:rsid="039fc9d9" style:font-size-asian="16pt" style:font-weight-asian="normal" style:font-weight-complex="normal"/>
    </style:style>
    <style:style style:name="T254" style:family="text">
      <style:text-properties fo:font-weight="normal" officeooo:rsid="03a13014" style:font-size-asian="16pt" style:font-weight-asian="normal" style:font-weight-complex="normal"/>
    </style:style>
    <style:style style:name="T255" style:family="text">
      <style:text-properties fo:font-weight="normal" officeooo:rsid="03a52934" style:font-size-asian="16pt" style:font-weight-asian="normal" style:font-weight-complex="normal"/>
    </style:style>
    <style:style style:name="T256" style:family="text">
      <style:text-properties fo:font-weight="normal" officeooo:rsid="03a8ddd9" style:font-size-asian="16pt" style:font-weight-asian="normal" style:font-weight-complex="normal"/>
    </style:style>
    <style:style style:name="T257" style:family="text">
      <style:text-properties fo:font-weight="normal" officeooo:rsid="03aa7d76" style:font-size-asian="16pt" style:font-weight-asian="normal" style:font-weight-complex="normal"/>
    </style:style>
    <style:style style:name="T258" style:family="text">
      <style:text-properties fo:font-weight="normal" officeooo:rsid="03abb98c" style:font-size-asian="16pt" style:font-weight-asian="normal" style:font-weight-complex="normal"/>
    </style:style>
    <style:style style:name="T259" style:family="text">
      <style:text-properties fo:font-weight="normal" officeooo:rsid="03abc036" style:font-size-asian="16pt" style:font-weight-asian="normal" style:font-weight-complex="normal"/>
    </style:style>
    <style:style style:name="T260" style:family="text">
      <style:text-properties fo:font-weight="normal" officeooo:rsid="03ae8d4a" style:font-size-asian="16pt" style:font-weight-asian="normal" style:font-weight-complex="normal"/>
    </style:style>
    <style:style style:name="T261" style:family="text">
      <style:text-properties fo:font-weight="normal" officeooo:rsid="03b81156" style:font-size-asian="16pt" style:font-weight-asian="normal" style:font-weight-complex="normal"/>
    </style:style>
    <style:style style:name="T262" style:family="text">
      <style:text-properties fo:font-weight="normal" officeooo:rsid="03bb550c" style:font-size-asian="16pt" style:font-weight-asian="normal" style:font-weight-complex="normal"/>
    </style:style>
    <style:style style:name="T263" style:family="text">
      <style:text-properties fo:font-weight="normal" officeooo:rsid="03bf0559" style:font-size-asian="16pt" style:font-weight-asian="normal" style:font-weight-complex="normal"/>
    </style:style>
    <style:style style:name="T264" style:family="text">
      <style:text-properties fo:font-weight="normal" officeooo:rsid="03c0c91e" style:font-size-asian="16pt" style:font-weight-asian="normal" style:font-weight-complex="normal"/>
    </style:style>
    <style:style style:name="T265" style:family="text">
      <style:text-properties fo:font-weight="normal" officeooo:rsid="03c2010b" style:font-size-asian="16pt" style:font-weight-asian="normal" style:font-weight-complex="normal"/>
    </style:style>
    <style:style style:name="T266" style:family="text">
      <style:text-properties fo:font-weight="normal" officeooo:rsid="03c2ffcf" style:font-size-asian="16pt" style:font-weight-asian="normal" style:font-weight-complex="normal"/>
    </style:style>
    <style:style style:name="T267" style:family="text">
      <style:text-properties fo:font-weight="normal" officeooo:rsid="03c3da83" style:font-size-asian="16pt" style:font-weight-asian="normal" style:font-weight-complex="normal"/>
    </style:style>
    <style:style style:name="T268" style:family="text">
      <style:text-properties fo:font-weight="normal" officeooo:rsid="03c61c23" style:font-size-asian="16pt" style:font-weight-asian="normal" style:font-weight-complex="normal"/>
    </style:style>
    <style:style style:name="T269" style:family="text">
      <style:text-properties fo:font-weight="normal" officeooo:rsid="03c8db4f" style:font-size-asian="16pt" style:font-weight-asian="normal" style:font-weight-complex="normal"/>
    </style:style>
    <style:style style:name="T270" style:family="text">
      <style:text-properties fo:font-weight="normal" officeooo:rsid="03ca6b93" style:font-size-asian="16pt" style:font-weight-asian="normal" style:font-weight-complex="normal"/>
    </style:style>
    <style:style style:name="T271" style:family="text">
      <style:text-properties fo:font-weight="normal" officeooo:rsid="03cc1378" style:font-size-asian="16pt" style:font-weight-asian="normal" style:font-weight-complex="normal"/>
    </style:style>
    <style:style style:name="T272" style:family="text">
      <style:text-properties fo:font-weight="normal" officeooo:rsid="03cd5334" style:font-size-asian="16pt" style:font-weight-asian="normal" style:font-weight-complex="normal"/>
    </style:style>
    <style:style style:name="T273" style:family="text">
      <style:text-properties fo:font-weight="normal" officeooo:rsid="03cfd68f" style:font-size-asian="16pt" style:font-weight-asian="normal" style:font-weight-complex="normal"/>
    </style:style>
    <style:style style:name="T274" style:family="text">
      <style:text-properties fo:font-weight="normal" officeooo:rsid="03d070e1" style:font-size-asian="16pt" style:font-weight-asian="normal" style:font-weight-complex="normal"/>
    </style:style>
    <style:style style:name="T275" style:family="text">
      <style:text-properties fo:font-weight="normal" officeooo:rsid="03d361da" style:font-size-asian="16pt" style:font-weight-asian="normal" style:font-weight-complex="normal"/>
    </style:style>
    <style:style style:name="T276" style:family="text">
      <style:text-properties fo:font-weight="normal" officeooo:rsid="03da452d" style:font-size-asian="16pt" style:font-weight-asian="normal" style:font-weight-complex="normal"/>
    </style:style>
    <style:style style:name="T277" style:family="text">
      <style:text-properties fo:font-weight="normal" officeooo:rsid="03dc365a" style:font-size-asian="16pt" style:font-weight-asian="normal" style:font-weight-complex="normal"/>
    </style:style>
    <style:style style:name="T278" style:family="text">
      <style:text-properties fo:font-weight="normal" officeooo:rsid="03dd8719" style:font-size-asian="16pt" style:font-weight-asian="normal" style:font-weight-complex="normal"/>
    </style:style>
    <style:style style:name="T279" style:family="text">
      <style:text-properties fo:font-weight="normal" officeooo:rsid="03e29704" style:font-size-asian="16pt" style:font-weight-asian="normal" style:font-weight-complex="normal"/>
    </style:style>
    <style:style style:name="T280" style:family="text">
      <style:text-properties fo:font-weight="normal" officeooo:rsid="03e4acba" style:font-size-asian="16pt" style:font-weight-asian="normal" style:font-weight-complex="normal"/>
    </style:style>
    <style:style style:name="T281" style:family="text">
      <style:text-properties fo:font-weight="normal" officeooo:rsid="03e78904" style:font-size-asian="16pt" style:font-weight-asian="normal" style:font-weight-complex="normal"/>
    </style:style>
    <style:style style:name="T282" style:family="text">
      <style:text-properties fo:font-weight="normal" officeooo:rsid="03e8b956" style:font-size-asian="16pt" style:font-weight-asian="normal" style:font-weight-complex="normal"/>
    </style:style>
    <style:style style:name="T283" style:family="text">
      <style:text-properties fo:font-weight="normal" officeooo:rsid="03e9bdd9" style:font-size-asian="16pt" style:font-weight-asian="normal" style:font-weight-complex="normal"/>
    </style:style>
    <style:style style:name="T284" style:family="text">
      <style:text-properties fo:font-weight="normal" officeooo:rsid="03ec5130" style:font-size-asian="16pt" style:font-weight-asian="normal" style:font-weight-complex="normal"/>
    </style:style>
    <style:style style:name="T285" style:family="text">
      <style:text-properties fo:font-weight="normal" officeooo:rsid="03edde10" style:font-size-asian="16pt" style:font-weight-asian="normal" style:font-weight-complex="normal"/>
    </style:style>
    <style:style style:name="T286" style:family="text">
      <style:text-properties fo:font-weight="normal" officeooo:rsid="03ef4c9d" style:font-size-asian="16pt" style:font-weight-asian="normal" style:font-weight-complex="normal"/>
    </style:style>
    <style:style style:name="T287" style:family="text">
      <style:text-properties fo:font-weight="normal" officeooo:rsid="03f3e06c" style:font-size-asian="16pt" style:font-weight-asian="normal" style:font-weight-complex="normal"/>
    </style:style>
    <style:style style:name="T288" style:family="text">
      <style:text-properties fo:font-weight="normal" officeooo:rsid="03f569ae" style:font-size-asian="16pt" style:font-weight-asian="normal" style:font-weight-complex="normal"/>
    </style:style>
    <style:style style:name="T289" style:family="text">
      <style:text-properties fo:font-weight="normal" officeooo:rsid="03f5cb4b" style:font-size-asian="16pt" style:font-weight-asian="normal" style:font-weight-complex="normal"/>
    </style:style>
    <style:style style:name="T290" style:family="text">
      <style:text-properties fo:font-weight="normal" officeooo:rsid="03f6f141" style:font-size-asian="16pt" style:font-weight-asian="normal" style:font-weight-complex="normal"/>
    </style:style>
    <style:style style:name="T291" style:family="text">
      <style:text-properties fo:font-weight="normal" officeooo:rsid="03fa8835" style:font-size-asian="16pt" style:font-weight-asian="normal" style:font-weight-complex="normal"/>
    </style:style>
    <style:style style:name="T292" style:family="text">
      <style:text-properties fo:font-weight="normal" officeooo:rsid="03fc6996" style:font-size-asian="16pt" style:font-weight-asian="normal" style:font-weight-complex="normal"/>
    </style:style>
    <style:style style:name="T293" style:family="text">
      <style:text-properties fo:font-weight="normal" officeooo:rsid="03fdb0a1" style:font-size-asian="16pt" style:font-weight-asian="normal" style:font-weight-complex="normal"/>
    </style:style>
    <style:style style:name="T294" style:family="text">
      <style:text-properties fo:font-weight="normal" officeooo:rsid="0400139f" style:font-size-asian="16pt" style:font-weight-asian="normal" style:font-weight-complex="normal"/>
    </style:style>
    <style:style style:name="T295" style:family="text">
      <style:text-properties fo:font-weight="normal" officeooo:rsid="04004615" style:font-size-asian="16pt" style:font-weight-asian="normal" style:font-weight-complex="normal"/>
    </style:style>
    <style:style style:name="T296" style:family="text">
      <style:text-properties fo:font-weight="normal" officeooo:rsid="0403b5bf" style:font-size-asian="16pt" style:font-weight-asian="normal" style:font-weight-complex="normal"/>
    </style:style>
    <style:style style:name="T297" style:family="text">
      <style:text-properties fo:font-weight="normal" officeooo:rsid="040965d7" style:font-size-asian="16pt" style:font-weight-asian="normal" style:font-weight-complex="normal"/>
    </style:style>
    <style:style style:name="T298" style:family="text">
      <style:text-properties fo:font-weight="normal" officeooo:rsid="040f4d1c" style:font-size-asian="16pt" style:font-weight-asian="normal" style:font-weight-complex="normal"/>
    </style:style>
    <style:style style:name="T299" style:family="text">
      <style:text-properties fo:font-weight="normal" officeooo:rsid="04104896" style:font-size-asian="16pt" style:font-weight-asian="normal" style:font-weight-complex="normal"/>
    </style:style>
    <style:style style:name="T300" style:family="text">
      <style:text-properties fo:font-weight="normal" officeooo:rsid="042098c6" style:font-size-asian="16pt" style:font-weight-asian="normal" style:font-weight-complex="normal"/>
    </style:style>
    <style:style style:name="T301" style:family="text">
      <style:text-properties fo:font-weight="normal" officeooo:rsid="04216e20" style:font-size-asian="16pt" style:font-weight-asian="normal" style:font-weight-complex="normal"/>
    </style:style>
    <style:style style:name="T302" style:family="text">
      <style:text-properties fo:font-weight="normal" officeooo:rsid="04c15276" style:font-size-asian="16pt" style:font-weight-asian="normal" style:font-weight-complex="normal"/>
    </style:style>
    <style:style style:name="T303" style:family="text">
      <style:text-properties fo:font-weight="normal" officeooo:rsid="04c43b7d" style:font-size-asian="16pt" style:font-weight-asian="normal" style:font-weight-complex="normal"/>
    </style:style>
    <style:style style:name="T304" style:family="text">
      <style:text-properties fo:font-weight="normal" officeooo:rsid="04c52862" style:font-size-asian="16pt" style:font-weight-asian="normal" style:font-weight-complex="normal"/>
    </style:style>
    <style:style style:name="T305" style:family="text">
      <style:text-properties fo:font-weight="normal" officeooo:rsid="04c58449" style:font-size-asian="16pt" style:font-weight-asian="normal" style:font-weight-complex="normal"/>
    </style:style>
    <style:style style:name="T306" style:family="text">
      <style:text-properties fo:font-weight="normal" officeooo:rsid="04cb74af" style:font-size-asian="16pt" style:font-weight-asian="normal" style:font-weight-complex="normal"/>
    </style:style>
    <style:style style:name="T307" style:family="text">
      <style:text-properties fo:font-weight="normal" officeooo:rsid="04d7487d" style:font-size-asian="16pt" style:font-weight-asian="normal" style:font-weight-complex="normal"/>
    </style:style>
    <style:style style:name="T308" style:family="text">
      <style:text-properties fo:font-weight="normal" officeooo:rsid="04dd6f62" style:font-size-asian="16pt" style:font-weight-asian="normal" style:font-weight-complex="normal"/>
    </style:style>
    <style:style style:name="T309" style:family="text">
      <style:text-properties fo:font-weight="normal" officeooo:rsid="04e2ab32" style:font-size-asian="16pt" style:font-weight-asian="normal" style:font-weight-complex="normal"/>
    </style:style>
    <style:style style:name="T310" style:family="text">
      <style:text-properties fo:font-weight="normal" officeooo:rsid="04e4a646" style:font-size-asian="16pt" style:font-weight-asian="normal" style:font-weight-complex="normal"/>
    </style:style>
    <style:style style:name="T311" style:family="text">
      <style:text-properties fo:font-weight="normal" officeooo:rsid="04e5e605" style:font-size-asian="16pt" style:font-weight-asian="normal" style:font-weight-complex="normal"/>
    </style:style>
    <style:style style:name="T312" style:family="text">
      <style:text-properties fo:font-weight="normal" officeooo:rsid="04e6ffa8" style:font-size-asian="16pt" style:font-weight-asian="normal" style:font-weight-complex="normal"/>
    </style:style>
    <style:style style:name="T313" style:family="text">
      <style:text-properties fo:font-weight="normal" officeooo:rsid="04eac7f9" style:font-size-asian="16pt" style:font-weight-asian="normal" style:font-weight-complex="normal"/>
    </style:style>
    <style:style style:name="T314" style:family="text">
      <style:text-properties fo:font-weight="normal" officeooo:rsid="04ecc7a3" style:font-size-asian="16pt" style:font-weight-asian="normal" style:font-weight-complex="normal"/>
    </style:style>
    <style:style style:name="T315" style:family="text">
      <style:text-properties fo:font-weight="normal" officeooo:rsid="04f0d309" style:font-size-asian="16pt" style:font-weight-asian="normal" style:font-weight-complex="normal"/>
    </style:style>
    <style:style style:name="T316" style:family="text">
      <style:text-properties fo:font-weight="normal" officeooo:rsid="060ddfc0" style:font-size-asian="16pt" style:font-weight-asian="normal" style:font-weight-complex="normal"/>
    </style:style>
    <style:style style:name="T317" style:family="text">
      <style:text-properties fo:font-weight="normal" officeooo:rsid="060ebb37" style:font-size-asian="16pt" style:font-weight-asian="normal" style:font-weight-complex="normal"/>
    </style:style>
    <style:style style:name="T318" style:family="text">
      <style:text-properties fo:font-weight="normal" officeooo:rsid="060ff214" style:font-size-asian="16pt" style:font-weight-asian="normal" style:font-weight-complex="normal"/>
    </style:style>
    <style:style style:name="T319" style:family="text">
      <style:text-properties fo:font-weight="normal" style:font-weight-asian="normal" style:font-weight-complex="normal"/>
    </style:style>
    <style:style style:name="T320" style:family="text">
      <style:text-properties fo:font-weight="normal" officeooo:rsid="018e6390" style:font-weight-asian="normal" style:font-weight-complex="normal"/>
    </style:style>
    <style:style style:name="T321" style:family="text">
      <style:text-properties fo:font-weight="normal" officeooo:rsid="018f6c16" style:font-weight-asian="normal" style:font-weight-complex="normal"/>
    </style:style>
    <style:style style:name="T322" style:family="text">
      <style:text-properties fo:font-weight="normal" officeooo:rsid="01955dae" style:font-weight-asian="normal" style:font-weight-complex="normal"/>
    </style:style>
    <style:style style:name="T323" style:family="text">
      <style:text-properties fo:font-weight="normal" officeooo:rsid="01958fb8" style:font-weight-asian="normal" style:font-weight-complex="normal"/>
    </style:style>
    <style:style style:name="T324" style:family="text">
      <style:text-properties fo:font-weight="normal" officeooo:rsid="019d3855" style:font-weight-asian="normal" style:font-weight-complex="normal"/>
    </style:style>
    <style:style style:name="T325" style:family="text">
      <style:text-properties fo:font-weight="normal" officeooo:rsid="019d875c" style:font-weight-asian="normal" style:font-weight-complex="normal"/>
    </style:style>
    <style:style style:name="T326" style:family="text">
      <style:text-properties fo:font-weight="normal" officeooo:rsid="019eb6e2" style:font-weight-asian="normal" style:font-weight-complex="normal"/>
    </style:style>
    <style:style style:name="T327" style:family="text">
      <style:text-properties fo:font-weight="normal" officeooo:rsid="01a0a390" style:font-weight-asian="normal" style:font-weight-complex="normal"/>
    </style:style>
    <style:style style:name="T328" style:family="text">
      <style:text-properties fo:font-weight="normal" officeooo:rsid="01a19701" style:font-weight-asian="normal" style:font-weight-complex="normal"/>
    </style:style>
    <style:style style:name="T329" style:family="text">
      <style:text-properties fo:font-weight="normal" officeooo:rsid="01a31008" style:font-weight-asian="normal" style:font-weight-complex="normal"/>
    </style:style>
    <style:style style:name="T330" style:family="text">
      <style:text-properties fo:font-weight="normal" officeooo:rsid="01a4f4c1" style:font-weight-asian="normal" style:font-weight-complex="normal"/>
    </style:style>
    <style:style style:name="T331" style:family="text">
      <style:text-properties fo:font-weight="normal" officeooo:rsid="01a63bc3" style:font-weight-asian="normal" style:font-weight-complex="normal"/>
    </style:style>
    <style:style style:name="T332" style:family="text">
      <style:text-properties fo:font-weight="normal" officeooo:rsid="01a7b2ad" style:font-weight-asian="normal" style:font-weight-complex="normal"/>
    </style:style>
    <style:style style:name="T333" style:family="text">
      <style:text-properties fo:font-weight="normal" officeooo:rsid="01ac20b7" style:font-weight-asian="normal" style:font-weight-complex="normal"/>
    </style:style>
    <style:style style:name="T334" style:family="text">
      <style:text-properties fo:font-weight="normal" officeooo:rsid="01af45f2" style:font-weight-asian="normal" style:font-weight-complex="normal"/>
    </style:style>
    <style:style style:name="T335" style:family="text">
      <style:text-properties fo:font-weight="normal" officeooo:rsid="01b8ca7c" style:font-weight-asian="normal" style:font-weight-complex="normal"/>
    </style:style>
    <style:style style:name="T336" style:family="text">
      <style:text-properties fo:font-weight="normal" officeooo:rsid="01b8ff2a" style:font-weight-asian="normal" style:font-weight-complex="normal"/>
    </style:style>
    <style:style style:name="T337" style:family="text">
      <style:text-properties fo:font-weight="normal" officeooo:rsid="01b93335" style:font-weight-asian="normal" style:font-weight-complex="normal"/>
    </style:style>
    <style:style style:name="T338" style:family="text">
      <style:text-properties fo:font-weight="normal" officeooo:rsid="01c44456" style:font-weight-asian="normal" style:font-weight-complex="normal"/>
    </style:style>
    <style:style style:name="T339" style:family="text">
      <style:text-properties fo:font-weight="normal" officeooo:rsid="01c4ceef" style:font-weight-asian="normal" style:font-weight-complex="normal"/>
    </style:style>
    <style:style style:name="T340" style:family="text">
      <style:text-properties fo:font-weight="normal" officeooo:rsid="01c6c56e" style:font-weight-asian="normal" style:font-weight-complex="normal"/>
    </style:style>
    <style:style style:name="T341" style:family="text">
      <style:text-properties fo:font-weight="normal" officeooo:rsid="01c89ca6" style:font-weight-asian="normal" style:font-weight-complex="normal"/>
    </style:style>
    <style:style style:name="T342" style:family="text">
      <style:text-properties fo:font-weight="normal" officeooo:rsid="01cc6843" style:font-weight-asian="normal" style:font-weight-complex="normal"/>
    </style:style>
    <style:style style:name="T343" style:family="text">
      <style:text-properties fo:font-weight="normal" officeooo:rsid="01d25df6" style:font-weight-asian="normal" style:font-weight-complex="normal"/>
    </style:style>
    <style:style style:name="T344" style:family="text">
      <style:text-properties fo:font-weight="normal" officeooo:rsid="01d46cdc" style:font-weight-asian="normal" style:font-weight-complex="normal"/>
    </style:style>
    <style:style style:name="T345" style:family="text">
      <style:text-properties fo:font-weight="normal" officeooo:rsid="01d496e2" style:font-weight-asian="normal" style:font-weight-complex="normal"/>
    </style:style>
    <style:style style:name="T346" style:family="text">
      <style:text-properties fo:font-weight="normal" officeooo:rsid="02655c0a" style:font-weight-asian="normal" style:font-weight-complex="normal"/>
    </style:style>
    <style:style style:name="T347" style:family="text">
      <style:text-properties fo:font-weight="normal" officeooo:rsid="02656b61" style:font-weight-asian="normal" style:font-weight-complex="normal"/>
    </style:style>
    <style:style style:name="T348" style:family="text">
      <style:text-properties fo:font-weight="normal" officeooo:rsid="0266f927" style:font-weight-asian="normal" style:font-weight-complex="normal"/>
    </style:style>
    <style:style style:name="T349" style:family="text">
      <style:text-properties fo:font-weight="normal" officeooo:rsid="026b9906" style:font-weight-asian="normal" style:font-weight-complex="normal"/>
    </style:style>
    <style:style style:name="T350" style:family="text">
      <style:text-properties fo:font-weight="normal" officeooo:rsid="02879588" style:font-weight-asian="normal" style:font-weight-complex="normal"/>
    </style:style>
    <style:style style:name="T351" style:family="text">
      <style:text-properties fo:font-weight="normal" officeooo:rsid="0287bfa6" style:font-weight-asian="normal" style:font-weight-complex="normal"/>
    </style:style>
    <style:style style:name="T352" style:family="text">
      <style:text-properties fo:font-weight="normal" officeooo:rsid="02a1233c" style:font-weight-asian="normal" style:font-weight-complex="normal"/>
    </style:style>
    <style:style style:name="T353" style:family="text">
      <style:text-properties fo:font-weight="normal" officeooo:rsid="02a36db5" style:font-weight-asian="normal" style:font-weight-complex="normal"/>
    </style:style>
    <style:style style:name="T354" style:family="text">
      <style:text-properties fo:font-weight="normal" officeooo:rsid="02a6b442" style:font-weight-asian="normal" style:font-weight-complex="normal"/>
    </style:style>
    <style:style style:name="T355" style:family="text">
      <style:text-properties fo:font-weight="normal" officeooo:rsid="02a80164" style:font-weight-asian="normal" style:font-weight-complex="normal"/>
    </style:style>
    <style:style style:name="T356" style:family="text">
      <style:text-properties fo:font-weight="normal" officeooo:rsid="02a887ec" style:font-weight-asian="normal" style:font-weight-complex="normal"/>
    </style:style>
    <style:style style:name="T357" style:family="text">
      <style:text-properties fo:font-weight="normal" officeooo:rsid="02a95d88" style:font-weight-asian="normal" style:font-weight-complex="normal"/>
    </style:style>
    <style:style style:name="T358" style:family="text">
      <style:text-properties fo:font-weight="normal" officeooo:rsid="02b2fca2" style:font-weight-asian="normal" style:font-weight-complex="normal"/>
    </style:style>
    <style:style style:name="T359" style:family="text">
      <style:text-properties fo:font-weight="normal" officeooo:rsid="02b942be" style:font-weight-asian="normal" style:font-weight-complex="normal"/>
    </style:style>
    <style:style style:name="T360" style:family="text">
      <style:text-properties fo:font-weight="normal" officeooo:rsid="02bbee59" style:font-weight-asian="normal" style:font-weight-complex="normal"/>
    </style:style>
    <style:style style:name="T361" style:family="text">
      <style:text-properties fo:font-weight="normal" officeooo:rsid="02be588c" style:font-weight-asian="normal" style:font-weight-complex="normal"/>
    </style:style>
    <style:style style:name="T362" style:family="text">
      <style:text-properties fo:font-weight="normal" officeooo:rsid="02d41efb" style:font-weight-asian="normal" style:font-weight-complex="normal"/>
    </style:style>
    <style:style style:name="T363" style:family="text">
      <style:text-properties fo:font-weight="normal" officeooo:rsid="034e1036" style:font-weight-asian="normal" style:font-weight-complex="normal"/>
    </style:style>
    <style:style style:name="T364" style:family="text">
      <style:text-properties fo:font-weight="normal" officeooo:rsid="034e95a1" style:font-weight-asian="normal" style:font-weight-complex="normal"/>
    </style:style>
    <style:style style:name="T365" style:family="text">
      <style:text-properties fo:font-weight="normal" officeooo:rsid="03506e00" style:font-weight-asian="normal" style:font-weight-complex="normal"/>
    </style:style>
    <style:style style:name="T366" style:family="text">
      <style:text-properties fo:font-weight="normal" officeooo:rsid="03512ce3" style:font-weight-asian="normal" style:font-weight-complex="normal"/>
    </style:style>
    <style:style style:name="T367" style:family="text">
      <style:text-properties fo:font-weight="normal" officeooo:rsid="03517e30" style:font-weight-asian="normal" style:font-weight-complex="normal"/>
    </style:style>
    <style:style style:name="T368" style:family="text">
      <style:text-properties fo:font-weight="normal" officeooo:rsid="0352ff38" style:font-weight-asian="normal" style:font-weight-complex="normal"/>
    </style:style>
    <style:style style:name="T369" style:family="text">
      <style:text-properties fo:font-weight="normal" officeooo:rsid="035477af" style:font-weight-asian="normal" style:font-weight-complex="normal"/>
    </style:style>
    <style:style style:name="T370" style:family="text">
      <style:text-properties fo:font-weight="normal" officeooo:rsid="02c7de30" style:font-weight-asian="normal" style:font-weight-complex="normal"/>
    </style:style>
    <style:style style:name="T371" style:family="text">
      <style:text-properties fo:font-weight="normal" officeooo:rsid="02c8fb36" style:font-weight-asian="normal" style:font-weight-complex="normal"/>
    </style:style>
    <style:style style:name="T372" style:family="text">
      <style:text-properties fo:font-weight="normal" officeooo:rsid="02caa908" style:font-weight-asian="normal" style:font-weight-complex="normal"/>
    </style:style>
    <style:style style:name="T373" style:family="text">
      <style:text-properties fo:font-weight="normal" officeooo:rsid="0364b539" style:font-weight-asian="normal" style:font-weight-complex="normal"/>
    </style:style>
    <style:style style:name="T374" style:family="text">
      <style:text-properties fo:font-weight="normal" officeooo:rsid="038ee80e" style:font-weight-asian="normal" style:font-weight-complex="normal"/>
    </style:style>
    <style:style style:name="T375" style:family="text">
      <style:text-properties fo:font-weight="normal" officeooo:rsid="0394a06f" style:font-weight-asian="normal" style:font-weight-complex="normal"/>
    </style:style>
    <style:style style:name="T376" style:family="text">
      <style:text-properties fo:font-weight="normal" officeooo:rsid="039545ff" style:font-weight-asian="normal" style:font-weight-complex="normal"/>
    </style:style>
    <style:style style:name="T377" style:family="text">
      <style:text-properties fo:font-weight="normal" officeooo:rsid="0396b804" style:font-weight-asian="normal" style:font-weight-complex="normal"/>
    </style:style>
    <style:style style:name="T378" style:family="text">
      <style:text-properties fo:font-weight="normal" officeooo:rsid="03983091" style:font-weight-asian="normal" style:font-weight-complex="normal"/>
    </style:style>
    <style:style style:name="T379" style:family="text">
      <style:text-properties fo:font-weight="normal" officeooo:rsid="0398495a" style:font-weight-asian="normal" style:font-weight-complex="normal"/>
    </style:style>
    <style:style style:name="T380" style:family="text">
      <style:text-properties fo:font-weight="normal" officeooo:rsid="0399104e" style:font-weight-asian="normal" style:font-weight-complex="normal"/>
    </style:style>
    <style:style style:name="T381" style:family="text">
      <style:text-properties fo:font-weight="normal" officeooo:rsid="03a1bd02" style:font-weight-asian="normal" style:font-weight-complex="normal"/>
    </style:style>
    <style:style style:name="T382" style:family="text">
      <style:text-properties fo:font-weight="normal" officeooo:rsid="03a36425" style:font-weight-asian="normal" style:font-weight-complex="normal"/>
    </style:style>
    <style:style style:name="T383" style:family="text">
      <style:text-properties fo:font-weight="normal" officeooo:rsid="03a4a6bc" style:font-weight-asian="normal" style:font-weight-complex="normal"/>
    </style:style>
    <style:style style:name="T384" style:family="text">
      <style:text-properties fo:font-weight="normal" officeooo:rsid="03b88cc9" style:font-weight-asian="normal" style:font-weight-complex="normal"/>
    </style:style>
    <style:style style:name="T385" style:family="text">
      <style:text-properties fo:font-weight="normal" officeooo:rsid="03bb4923" style:font-weight-asian="normal" style:font-weight-complex="normal"/>
    </style:style>
    <style:style style:name="T386" style:family="text">
      <style:text-properties fo:font-weight="normal" officeooo:rsid="044b36cd" style:font-weight-asian="normal" style:font-weight-complex="normal"/>
    </style:style>
    <style:style style:name="T387" style:family="text">
      <style:text-properties fo:font-weight="normal" officeooo:rsid="044cb7c0" style:font-weight-asian="normal" style:font-weight-complex="normal"/>
    </style:style>
    <style:style style:name="T388" style:family="text">
      <style:text-properties fo:font-weight="normal" officeooo:rsid="044ea8a9" style:font-weight-asian="normal" style:font-weight-complex="normal"/>
    </style:style>
    <style:style style:name="T389" style:family="text">
      <style:text-properties fo:font-weight="normal" officeooo:rsid="04508dba" style:font-weight-asian="normal" style:font-weight-complex="normal"/>
    </style:style>
    <style:style style:name="T390" style:family="text">
      <style:text-properties fo:font-weight="normal" officeooo:rsid="0454a37b" style:font-weight-asian="normal" style:font-weight-complex="normal"/>
    </style:style>
    <style:style style:name="T391" style:family="text">
      <style:text-properties fo:font-weight="normal" officeooo:rsid="045ff840" style:font-weight-asian="normal" style:font-weight-complex="normal"/>
    </style:style>
    <style:style style:name="T392" style:family="text">
      <style:text-properties fo:font-weight="normal" officeooo:rsid="046388da" style:font-weight-asian="normal" style:font-weight-complex="normal"/>
    </style:style>
    <style:style style:name="T393" style:family="text">
      <style:text-properties fo:font-weight="normal" officeooo:rsid="0469a614" style:font-weight-asian="normal" style:font-weight-complex="normal"/>
    </style:style>
    <style:style style:name="T394" style:family="text">
      <style:text-properties fo:font-weight="normal" officeooo:rsid="046aeda4" style:font-weight-asian="normal" style:font-weight-complex="normal"/>
    </style:style>
    <style:style style:name="T395" style:family="text">
      <style:text-properties fo:font-weight="normal" officeooo:rsid="04d9a720" style:font-weight-asian="normal" style:font-weight-complex="normal"/>
    </style:style>
    <style:style style:name="T396" style:family="text">
      <style:text-properties fo:font-weight="normal" officeooo:rsid="050cd8cc" style:font-weight-asian="normal" style:font-weight-complex="normal"/>
    </style:style>
    <style:style style:name="T397" style:family="text">
      <style:text-properties fo:font-weight="normal" officeooo:rsid="050ee983" style:font-weight-asian="normal" style:font-weight-complex="normal"/>
    </style:style>
    <style:style style:name="T398" style:family="text">
      <style:text-properties fo:font-weight="normal" officeooo:rsid="050f7984" style:font-weight-asian="normal" style:font-weight-complex="normal"/>
    </style:style>
    <style:style style:name="T399" style:family="text">
      <style:text-properties fo:font-weight="normal" officeooo:rsid="051074cd" style:font-weight-asian="normal" style:font-weight-complex="normal"/>
    </style:style>
    <style:style style:name="T400" style:family="text">
      <style:text-properties fo:font-weight="normal" officeooo:rsid="0511f20a" style:font-weight-asian="normal" style:font-weight-complex="normal"/>
    </style:style>
    <style:style style:name="T401" style:family="text">
      <style:text-properties fo:font-weight="normal" officeooo:rsid="0512bf5e" style:font-weight-asian="normal" style:font-weight-complex="normal"/>
    </style:style>
    <style:style style:name="T402" style:family="text">
      <style:text-properties fo:font-weight="normal" officeooo:rsid="0513dee1" style:font-weight-asian="normal" style:font-weight-complex="normal"/>
    </style:style>
    <style:style style:name="T403" style:family="text">
      <style:text-properties fo:font-weight="normal" officeooo:rsid="0522f4a2" style:font-weight-asian="normal" style:font-weight-complex="normal"/>
    </style:style>
    <style:style style:name="T404" style:family="text">
      <style:text-properties fo:font-weight="normal" officeooo:rsid="052c70e1" style:font-weight-asian="normal" style:font-weight-complex="normal"/>
    </style:style>
    <style:style style:name="T405" style:family="text">
      <style:text-properties fo:font-weight="normal" officeooo:rsid="052e4949" style:font-weight-asian="normal" style:font-weight-complex="normal"/>
    </style:style>
    <style:style style:name="T406" style:family="text">
      <style:text-properties fo:font-weight="normal" officeooo:rsid="052ff195" style:font-weight-asian="normal" style:font-weight-complex="normal"/>
    </style:style>
    <style:style style:name="T407" style:family="text">
      <style:text-properties fo:font-weight="normal" officeooo:rsid="053144e4" style:font-weight-asian="normal" style:font-weight-complex="normal"/>
    </style:style>
    <style:style style:name="T408" style:family="text">
      <style:text-properties fo:font-weight="normal" officeooo:rsid="05332312" style:font-weight-asian="normal" style:font-weight-complex="normal"/>
    </style:style>
    <style:style style:name="T409" style:family="text">
      <style:text-properties fo:font-weight="normal" officeooo:rsid="0543a9d7" style:font-weight-asian="normal" style:font-weight-complex="normal"/>
    </style:style>
    <style:style style:name="T410" style:family="text">
      <style:text-properties fo:font-weight="normal" officeooo:rsid="051d0d96" style:font-weight-asian="normal" style:font-weight-complex="normal"/>
    </style:style>
    <style:style style:name="T411" style:family="text">
      <style:text-properties fo:font-weight="normal" officeooo:rsid="051e9731" style:font-weight-asian="normal" style:font-weight-complex="normal"/>
    </style:style>
    <style:style style:name="T412" style:family="text">
      <style:text-properties fo:font-weight="normal" officeooo:rsid="0545662f" style:font-weight-asian="normal" style:font-weight-complex="normal"/>
    </style:style>
    <style:style style:name="T413" style:family="text">
      <style:text-properties fo:font-weight="normal" officeooo:rsid="0546881d" style:font-weight-asian="normal" style:font-weight-complex="normal"/>
    </style:style>
    <style:style style:name="T414" style:family="text">
      <style:text-properties fo:font-weight="normal" officeooo:rsid="05486f41" style:font-weight-asian="normal" style:font-weight-complex="normal"/>
    </style:style>
    <style:style style:name="T415" style:family="text">
      <style:text-properties fo:font-weight="normal" officeooo:rsid="0548fb47" style:font-weight-asian="normal" style:font-weight-complex="normal"/>
    </style:style>
    <style:style style:name="T416" style:family="text">
      <style:text-properties fo:font-weight="normal" officeooo:rsid="054ada93" style:font-weight-asian="normal" style:font-weight-complex="normal"/>
    </style:style>
    <style:style style:name="T417" style:family="text">
      <style:text-properties fo:font-weight="normal" officeooo:rsid="054ea2dd" style:font-weight-asian="normal" style:font-weight-complex="normal"/>
    </style:style>
    <style:style style:name="T418" style:family="text">
      <style:text-properties fo:font-weight="normal" officeooo:rsid="054f309e" style:font-weight-asian="normal" style:font-weight-complex="normal"/>
    </style:style>
    <style:style style:name="T419" style:family="text">
      <style:text-properties fo:font-weight="normal" officeooo:rsid="0550fbfb" style:font-weight-asian="normal" style:font-weight-complex="normal"/>
    </style:style>
    <style:style style:name="T420" style:family="text">
      <style:text-properties fo:font-weight="normal" officeooo:rsid="05510e05" style:font-weight-asian="normal" style:font-weight-complex="normal"/>
    </style:style>
    <style:style style:name="T421" style:family="text">
      <style:text-properties fo:font-weight="normal" officeooo:rsid="0551bf6f" style:font-weight-asian="normal" style:font-weight-complex="normal"/>
    </style:style>
    <style:style style:name="T422" style:family="text">
      <style:text-properties fo:font-weight="normal" officeooo:rsid="05523c5b" style:font-weight-asian="normal" style:font-weight-complex="normal"/>
    </style:style>
    <style:style style:name="T423" style:family="text">
      <style:text-properties fo:font-weight="normal" officeooo:rsid="05526a2f" style:font-weight-asian="normal" style:font-weight-complex="normal"/>
    </style:style>
    <style:style style:name="T424" style:family="text">
      <style:text-properties fo:font-weight="normal" officeooo:rsid="055bc232" style:font-weight-asian="normal" style:font-weight-complex="normal"/>
    </style:style>
    <style:style style:name="T425" style:family="text">
      <style:text-properties fo:font-weight="normal" officeooo:rsid="055d96d9" style:font-weight-asian="normal" style:font-weight-complex="normal"/>
    </style:style>
    <style:style style:name="T426" style:family="text">
      <style:text-properties fo:font-weight="normal" officeooo:rsid="055790f9" style:font-weight-asian="normal" style:font-weight-complex="normal"/>
    </style:style>
    <style:style style:name="T427" style:family="text">
      <style:text-properties fo:font-weight="normal" officeooo:rsid="055b63fe" style:font-weight-asian="normal" style:font-weight-complex="normal"/>
    </style:style>
    <style:style style:name="T428" style:family="text">
      <style:text-properties fo:font-weight="normal" officeooo:rsid="05632c40" style:font-weight-asian="normal" style:font-weight-complex="normal"/>
    </style:style>
    <style:style style:name="T429" style:family="text">
      <style:text-properties fo:font-weight="normal" officeooo:rsid="0199dcd9" style:font-weight-asian="normal" style:font-weight-complex="normal"/>
    </style:style>
    <style:style style:name="T430" style:family="text">
      <style:text-properties fo:font-weight="normal" officeooo:rsid="058f9e88" style:font-weight-asian="normal" style:font-weight-complex="normal"/>
    </style:style>
    <style:style style:name="T431" style:family="text">
      <style:text-properties fo:font-weight="normal" officeooo:rsid="060b919c" style:font-weight-asian="normal" style:font-weight-complex="normal"/>
    </style:style>
    <style:style style:name="T432" style:family="text">
      <style:text-properties fo:font-weight="normal" officeooo:rsid="061291b4" style:font-weight-asian="normal" style:font-weight-complex="normal"/>
    </style:style>
    <style:style style:name="T433" style:family="text">
      <style:text-properties fo:font-weight="normal" officeooo:rsid="0613b746" style:font-weight-asian="normal" style:font-weight-complex="normal"/>
    </style:style>
    <style:style style:name="T434" style:family="text">
      <style:text-properties fo:font-weight="normal" officeooo:rsid="0613d5a6" style:font-weight-asian="normal" style:font-weight-complex="normal"/>
    </style:style>
    <style:style style:name="T435" style:family="text">
      <style:text-properties fo:font-weight="normal" officeooo:rsid="06150a60" style:font-weight-asian="normal" style:font-weight-complex="normal"/>
    </style:style>
    <style:style style:name="T436" style:family="text">
      <style:text-properties fo:font-weight="normal" officeooo:rsid="0615bab0" style:font-weight-asian="normal" style:font-weight-complex="normal"/>
    </style:style>
    <style:style style:name="T437" style:family="text">
      <style:text-properties fo:font-weight="normal" officeooo:rsid="0616187c" style:font-weight-asian="normal" style:font-weight-complex="normal"/>
    </style:style>
    <style:style style:name="T438" style:family="text">
      <style:text-properties fo:font-weight="normal" officeooo:rsid="0617b21a" style:font-weight-asian="normal" style:font-weight-complex="normal"/>
    </style:style>
    <style:style style:name="T439" style:family="text">
      <style:text-properties fo:font-weight="normal" officeooo:rsid="061a39a8" style:font-weight-asian="normal" style:font-weight-complex="normal"/>
    </style:style>
    <style:style style:name="T440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41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42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43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44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45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46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47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48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49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50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51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52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53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54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55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56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57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67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68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69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70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71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72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73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74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75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76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77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78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79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80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590" style:family="text">
      <style:text-properties officeooo:rsid="015e3e4a"/>
    </style:style>
    <style:style style:name="T591" style:family="text">
      <style:text-properties officeooo:rsid="015fd05e"/>
    </style:style>
    <style:style style:name="T592" style:family="text">
      <style:text-properties officeooo:rsid="0158431f"/>
    </style:style>
    <style:style style:name="T593" style:family="text">
      <style:text-properties officeooo:rsid="0189c008"/>
    </style:style>
    <style:style style:name="T594" style:family="text">
      <style:text-properties officeooo:rsid="018e6390"/>
    </style:style>
    <style:style style:name="T595" style:family="text">
      <style:text-properties officeooo:rsid="018f6c16"/>
    </style:style>
    <style:style style:name="T596" style:family="text">
      <style:text-properties officeooo:rsid="0190bf17"/>
    </style:style>
    <style:style style:name="T597" style:family="text">
      <style:text-properties officeooo:rsid="01936fd0"/>
    </style:style>
    <style:style style:name="T598" style:family="text">
      <style:text-properties officeooo:rsid="0199dcd9"/>
    </style:style>
    <style:style style:name="T599" style:family="text">
      <style:text-properties officeooo:rsid="019a8df8"/>
    </style:style>
    <style:style style:name="T600" style:family="text">
      <style:text-properties officeooo:rsid="01a7b2ad"/>
    </style:style>
    <style:style style:name="T601" style:family="text">
      <style:text-properties officeooo:rsid="01c117e7"/>
    </style:style>
    <style:style style:name="T602" style:family="text">
      <style:text-properties officeooo:rsid="002c02b0"/>
    </style:style>
    <style:style style:name="T603" style:family="text">
      <style:text-properties officeooo:rsid="01c28bf4"/>
    </style:style>
    <style:style style:name="T604" style:family="text">
      <style:text-properties officeooo:rsid="01c2cf39"/>
    </style:style>
    <style:style style:name="T605" style:family="text">
      <style:text-properties officeooo:rsid="01c89ca6"/>
    </style:style>
    <style:style style:name="T606" style:family="text">
      <style:text-properties officeooo:rsid="01cef6db"/>
    </style:style>
    <style:style style:name="T607" style:family="text">
      <style:text-properties officeooo:rsid="01cf7176"/>
    </style:style>
    <style:style style:name="T608" style:family="text">
      <style:text-properties officeooo:rsid="01d117b0"/>
    </style:style>
    <style:style style:name="T609" style:family="text">
      <style:text-properties officeooo:rsid="01d46cdc"/>
    </style:style>
    <style:style style:name="T610" style:family="text">
      <style:text-properties officeooo:rsid="026deff2"/>
    </style:style>
    <style:style style:name="T611" style:family="text">
      <style:text-properties officeooo:rsid="026f06d9"/>
    </style:style>
    <style:style style:name="T612" style:family="text">
      <style:text-properties officeooo:rsid="02766b22"/>
    </style:style>
    <style:style style:name="T613" style:family="text">
      <style:text-properties officeooo:rsid="0277100a"/>
    </style:style>
    <style:style style:name="T614" style:family="text">
      <style:text-properties officeooo:rsid="027a0393"/>
    </style:style>
    <style:style style:name="T615" style:family="text">
      <style:text-properties officeooo:rsid="027a4d46"/>
    </style:style>
    <style:style style:name="T616" style:family="text">
      <style:text-properties officeooo:rsid="027d6c96"/>
    </style:style>
    <style:style style:name="T617" style:family="text">
      <style:text-properties officeooo:rsid="027fb9a5"/>
    </style:style>
    <style:style style:name="T618" style:family="text">
      <style:text-properties officeooo:rsid="0280f6e2"/>
    </style:style>
    <style:style style:name="T619" style:family="text">
      <style:text-properties officeooo:rsid="0285a6ff"/>
    </style:style>
    <style:style style:name="T620" style:family="text">
      <style:text-properties officeooo:rsid="02898d22"/>
    </style:style>
    <style:style style:name="T621" style:family="text">
      <style:text-properties officeooo:rsid="028e1105"/>
    </style:style>
    <style:style style:name="T622" style:family="text">
      <style:text-properties officeooo:rsid="028f5ece"/>
    </style:style>
    <style:style style:name="T623" style:family="text">
      <style:text-properties officeooo:rsid="02904dae"/>
    </style:style>
    <style:style style:name="T624" style:family="text">
      <style:text-properties officeooo:rsid="029224d4"/>
    </style:style>
    <style:style style:name="T625" style:family="text">
      <style:text-properties fo:font-size="26pt" officeooo:rsid="0158431f" style:font-size-asian="26pt" style:font-size-complex="26pt"/>
    </style:style>
    <style:style style:name="T626" style:family="text">
      <style:text-properties fo:font-size="26pt" officeooo:rsid="01c06e43" style:font-size-asian="26pt" style:font-size-complex="26pt"/>
    </style:style>
    <style:style style:name="T627" style:family="text">
      <style:text-properties fo:font-size="26pt" officeooo:rsid="01bee0e3" style:font-size-asian="26pt" style:font-size-complex="26pt"/>
    </style:style>
    <style:style style:name="T628" style:family="text">
      <style:text-properties fo:font-size="26pt" officeooo:rsid="0499bd58" style:font-size-asian="26pt" style:font-size-complex="26pt"/>
    </style:style>
    <style:style style:name="T629" style:family="text">
      <style:text-properties officeooo:rsid="02a1233c"/>
    </style:style>
    <style:style style:name="T630" style:family="text">
      <style:text-properties officeooo:rsid="02a2ddd3"/>
    </style:style>
    <style:style style:name="T631" style:family="text">
      <style:text-properties officeooo:rsid="02a36db5"/>
    </style:style>
    <style:style style:name="T632" style:family="text">
      <style:text-properties officeooo:rsid="02a4e03d"/>
    </style:style>
    <style:style style:name="T633" style:family="text">
      <style:text-properties officeooo:rsid="02a6b442"/>
    </style:style>
    <style:style style:name="T634" style:family="text">
      <style:text-properties officeooo:rsid="02a80164"/>
    </style:style>
    <style:style style:name="T635" style:family="text">
      <style:text-properties officeooo:rsid="02a887ec"/>
    </style:style>
    <style:style style:name="T636" style:family="text">
      <style:text-properties officeooo:rsid="02b2fca2"/>
    </style:style>
    <style:style style:name="T637" style:family="text">
      <style:text-properties officeooo:rsid="02c0b706"/>
    </style:style>
    <style:style style:name="T638" style:family="text">
      <style:text-properties style:font-name="Arial" officeooo:rsid="00c61d29"/>
    </style:style>
    <style:style style:name="T639" style:family="text">
      <style:text-properties style:font-name="Arial" officeooo:rsid="00cbfefc"/>
    </style:style>
    <style:style style:name="T640" style:family="text">
      <style:text-properties style:font-name="Arial" fo:font-weight="bold" officeooo:rsid="00c61d29" style:font-weight-asian="bold" style:font-weight-complex="bold"/>
    </style:style>
    <style:style style:name="T641" style:family="text">
      <style:text-properties style:font-name="Arial" fo:font-weight="bold" officeooo:rsid="00cbfefc" style:font-weight-asian="bold" style:font-weight-complex="bold"/>
    </style:style>
    <style:style style:name="T642" style:family="text">
      <style:text-properties style:font-name="Arial" officeooo:rsid="0606fc15"/>
    </style:style>
    <style:style style:name="T643" style:family="text">
      <style:text-properties style:font-name="Arial" officeooo:rsid="061291b4"/>
    </style:style>
    <style:style style:name="T644" style:family="text">
      <style:text-properties officeooo:rsid="02c7de30"/>
    </style:style>
    <style:style style:name="T645" style:family="text">
      <style:text-properties officeooo:rsid="02c8fb36"/>
    </style:style>
    <style:style style:name="T646" style:family="text">
      <style:text-properties officeooo:rsid="02caa908"/>
    </style:style>
    <style:style style:name="T647" style:family="text">
      <style:text-properties officeooo:rsid="02cc4c98"/>
    </style:style>
    <style:style style:name="T648" style:family="text">
      <style:text-properties officeooo:rsid="02cdf371"/>
    </style:style>
    <style:style style:name="T649" style:family="text">
      <style:text-properties officeooo:rsid="02cdfe35"/>
    </style:style>
    <style:style style:name="T650" style:family="text">
      <style:text-properties officeooo:rsid="02cf4698"/>
    </style:style>
    <style:style style:name="T651" style:family="text">
      <style:text-properties officeooo:rsid="02d634bf"/>
    </style:style>
    <style:style style:name="T652" style:family="text">
      <style:text-properties officeooo:rsid="0356f1fa"/>
    </style:style>
    <style:style style:name="T653" style:family="text">
      <style:text-properties officeooo:rsid="0357354a"/>
    </style:style>
    <style:style style:name="T654" style:family="text">
      <style:text-properties officeooo:rsid="0357f506"/>
    </style:style>
    <style:style style:name="T655" style:family="text">
      <style:text-properties officeooo:rsid="0189275b"/>
    </style:style>
    <style:style style:name="T656" style:family="text">
      <style:text-properties officeooo:rsid="01985d0c"/>
    </style:style>
    <style:style style:name="T657" style:family="text">
      <style:text-properties officeooo:rsid="045603e3"/>
    </style:style>
    <style:style style:name="T658" style:family="text">
      <style:text-properties officeooo:rsid="049d8387"/>
    </style:style>
    <style:style style:name="T659" style:family="text">
      <style:text-properties officeooo:rsid="045771cf"/>
    </style:style>
    <style:style style:name="T660" style:family="text">
      <style:text-properties officeooo:rsid="03a1bd02"/>
    </style:style>
    <style:style style:name="T661" style:family="text">
      <style:text-properties officeooo:rsid="03a36425"/>
    </style:style>
    <style:style style:name="T662" style:family="text">
      <style:text-properties officeooo:rsid="03a4a6bc"/>
    </style:style>
    <style:style style:name="T663" style:family="text">
      <style:text-properties officeooo:rsid="0065c16a"/>
    </style:style>
    <style:style style:name="T664" style:family="text">
      <style:text-properties officeooo:rsid="04afbb12"/>
    </style:style>
    <style:style style:name="T665" style:family="text">
      <style:text-properties officeooo:rsid="04b275c8"/>
    </style:style>
    <style:style style:name="T666" style:family="text">
      <style:text-properties officeooo:rsid="04b2f0b5"/>
    </style:style>
    <style:style style:name="T667" style:family="text">
      <style:text-properties officeooo:rsid="04b34050"/>
    </style:style>
    <style:style style:name="T668" style:family="text">
      <style:text-properties officeooo:rsid="04b4821b"/>
    </style:style>
    <style:style style:name="T669" style:family="text">
      <style:text-properties officeooo:rsid="04b639ab"/>
    </style:style>
    <style:style style:name="T670" style:family="text">
      <style:text-properties officeooo:rsid="04bb72c2"/>
    </style:style>
    <style:style style:name="T671" style:family="text">
      <style:text-properties officeooo:rsid="051b3617"/>
    </style:style>
    <style:style style:name="T672" style:family="text">
      <style:text-properties officeooo:rsid="051d0d96"/>
    </style:style>
    <style:style style:name="T673" style:family="text">
      <style:text-properties officeooo:rsid="051e9731"/>
    </style:style>
    <style:style style:name="T674" style:family="text">
      <style:text-properties officeooo:rsid="05200307"/>
    </style:style>
    <style:style style:name="T675" style:family="text">
      <style:text-properties officeooo:rsid="02a95d88"/>
    </style:style>
    <style:style style:name="T676" style:family="text">
      <style:text-properties officeooo:rsid="0545662f"/>
    </style:style>
    <style:style style:name="T677" style:family="text">
      <style:text-properties officeooo:rsid="055790f9"/>
    </style:style>
    <style:style style:name="T678" style:family="text">
      <style:text-properties officeooo:rsid="055a2d26"/>
    </style:style>
    <style:style style:name="T679" style:family="text">
      <style:text-properties officeooo:rsid="055ad358"/>
    </style:style>
    <style:style style:name="T680" style:family="text">
      <style:text-properties officeooo:rsid="055b63fe"/>
    </style:style>
    <style:style style:name="T681" style:family="text">
      <style:text-properties officeooo:rsid="055d96d9"/>
    </style:style>
    <style:style style:name="T682" style:family="text">
      <style:text-properties officeooo:rsid="05632c40"/>
    </style:style>
    <style:style style:name="T683" style:family="text">
      <style:text-properties officeooo:rsid="056fedf6"/>
    </style:style>
    <style:style style:name="T684" style:family="text">
      <style:text-properties officeooo:rsid="056fefcd"/>
    </style:style>
    <style:style style:name="T685" style:family="text">
      <style:text-properties officeooo:rsid="0571c32d"/>
    </style:style>
    <style:style style:name="T686" style:family="text">
      <style:text-properties officeooo:rsid="0572898d"/>
    </style:style>
    <style:style style:name="T687" style:family="text">
      <style:text-properties officeooo:rsid="0578a720"/>
    </style:style>
    <style:style style:name="T688" style:family="text">
      <style:text-properties officeooo:rsid="0579084d"/>
    </style:style>
    <style:style style:name="T689" style:family="text">
      <style:text-properties officeooo:rsid="0579e4a9"/>
    </style:style>
    <style:style style:name="T690" style:family="text">
      <style:text-properties officeooo:rsid="057b134e"/>
    </style:style>
    <style:style style:name="T691" style:family="text">
      <style:text-properties officeooo:rsid="057cdf2f"/>
    </style:style>
    <style:style style:name="T692" style:family="text">
      <style:text-properties officeooo:rsid="0581128c"/>
    </style:style>
    <style:style style:name="T693" style:family="text">
      <style:text-properties officeooo:rsid="0583e8e9"/>
    </style:style>
    <style:style style:name="T694" style:family="text">
      <style:text-properties officeooo:rsid="0584318b"/>
    </style:style>
    <style:style style:name="T695" style:family="text">
      <style:text-properties officeooo:rsid="05846a98"/>
    </style:style>
    <style:style style:name="T696" style:family="text">
      <style:text-properties officeooo:rsid="05861af1"/>
    </style:style>
    <style:style style:name="T697" style:family="text">
      <style:text-properties officeooo:rsid="05875a0e"/>
    </style:style>
    <style:style style:name="T698" style:family="text">
      <style:text-properties officeooo:rsid="058f9e88"/>
    </style:style>
    <style:style style:name="T699" style:family="text">
      <style:text-properties officeooo:rsid="019d3855"/>
    </style:style>
    <style:style style:name="T700" style:family="text">
      <style:text-properties officeooo:rsid="05963132"/>
    </style:style>
    <style:style style:name="T701" style:family="text">
      <style:text-properties officeooo:rsid="059643ba"/>
    </style:style>
    <style:style style:name="T702" style:family="text">
      <style:text-properties officeooo:rsid="05965627"/>
    </style:style>
    <style:style style:name="T703" style:family="text">
      <style:text-properties officeooo:rsid="0597c8a3"/>
    </style:style>
    <style:style style:name="T704" style:family="text">
      <style:text-properties officeooo:rsid="059873b5"/>
    </style:style>
    <style:style style:name="T705" style:family="text">
      <style:text-properties officeooo:rsid="059af4db"/>
    </style:style>
    <style:style style:name="T706" style:family="text">
      <style:text-properties officeooo:rsid="059bb6e9"/>
    </style:style>
    <style:style style:name="T707" style:family="text">
      <style:text-properties officeooo:rsid="059dac59"/>
    </style:style>
    <style:style style:name="T708" style:family="text">
      <style:text-properties officeooo:rsid="059ddf69"/>
    </style:style>
    <style:style style:name="T709" style:family="text">
      <style:text-properties officeooo:rsid="059eb193"/>
    </style:style>
    <style:style style:name="T710" style:family="text">
      <style:text-properties officeooo:rsid="059f92af"/>
    </style:style>
    <style:style style:name="T711" style:family="text">
      <style:text-properties officeooo:rsid="05a0a1f2"/>
    </style:style>
    <style:style style:name="T712" style:family="text">
      <style:text-properties officeooo:rsid="05a240ca"/>
    </style:style>
    <style:style style:name="T713" style:family="text">
      <style:text-properties officeooo:rsid="05a3974e"/>
    </style:style>
    <style:style style:name="T714" style:family="text">
      <style:text-properties officeooo:rsid="05a43866"/>
    </style:style>
    <style:style style:name="T715" style:family="text">
      <style:text-properties officeooo:rsid="05a630d6"/>
    </style:style>
    <style:style style:name="T716" style:family="text">
      <style:text-properties officeooo:rsid="05aa9e7f"/>
    </style:style>
    <style:style style:name="T717" style:family="text">
      <style:text-properties officeooo:rsid="05ae2236"/>
    </style:style>
    <style:style style:name="T718" style:family="text">
      <style:text-properties officeooo:rsid="05aef623"/>
    </style:style>
    <style:style style:name="T719" style:family="text">
      <style:text-properties officeooo:rsid="05b05ba9"/>
    </style:style>
    <style:style style:name="T720" style:family="text">
      <style:text-properties officeooo:rsid="05b2afd9"/>
    </style:style>
    <style:style style:name="T721" style:family="text">
      <style:text-properties officeooo:rsid="05b4682a"/>
    </style:style>
    <style:style style:name="T722" style:family="text">
      <style:text-properties officeooo:rsid="05b9a9f9"/>
    </style:style>
    <style:style style:name="T723" style:family="text">
      <style:text-properties officeooo:rsid="05bb3c01"/>
    </style:style>
    <style:style style:name="T724" style:family="text">
      <style:text-properties officeooo:rsid="05bed030"/>
    </style:style>
    <style:style style:name="T725" style:family="text">
      <style:text-properties officeooo:rsid="05c2cd98"/>
    </style:style>
    <style:style style:name="T726" style:family="text">
      <style:text-properties officeooo:rsid="05c94bf3"/>
    </style:style>
    <style:style style:name="T727" style:family="text">
      <style:text-properties officeooo:rsid="05ca8876"/>
    </style:style>
    <style:style style:name="T728" style:family="text">
      <style:text-properties officeooo:rsid="05d12ff5"/>
    </style:style>
    <style:style style:name="T729" style:family="text">
      <style:text-properties officeooo:rsid="05d32f83"/>
    </style:style>
    <style:style style:name="T730" style:family="text">
      <style:text-properties officeooo:rsid="05d49d4c"/>
    </style:style>
    <style:style style:name="T731" style:family="text">
      <style:text-properties officeooo:rsid="05d50adf"/>
    </style:style>
    <style:style style:name="T732" style:family="text">
      <style:text-properties officeooo:rsid="05d980f3"/>
    </style:style>
    <style:style style:name="T733" style:family="text">
      <style:text-properties officeooo:rsid="05dbf09a"/>
    </style:style>
    <style:style style:name="T734" style:family="text">
      <style:text-properties officeooo:rsid="05dd2817"/>
    </style:style>
    <style:style style:name="T735" style:family="text">
      <style:text-properties officeooo:rsid="05df44d4"/>
    </style:style>
    <style:style style:name="T736" style:family="text">
      <style:text-properties officeooo:rsid="05e083f2"/>
    </style:style>
    <style:style style:name="T737" style:family="text">
      <style:text-properties officeooo:rsid="05e39ee0"/>
    </style:style>
    <style:style style:name="T738" style:family="text">
      <style:text-properties officeooo:rsid="05e6a3da"/>
    </style:style>
    <style:style style:name="T739" style:family="text">
      <style:text-properties officeooo:rsid="05e72994"/>
    </style:style>
    <style:style style:name="T740" style:family="text">
      <style:text-properties officeooo:rsid="05e8b934"/>
    </style:style>
    <style:style style:name="T741" style:family="text">
      <style:text-properties officeooo:rsid="05e93141"/>
    </style:style>
    <style:style style:name="T742" style:family="text">
      <style:text-properties officeooo:rsid="05ea4c0d"/>
    </style:style>
    <style:style style:name="T743" style:family="text">
      <style:text-properties officeooo:rsid="05eaffee"/>
    </style:style>
    <style:style style:name="T744" style:family="text">
      <style:text-properties officeooo:rsid="05f52fcf"/>
    </style:style>
    <style:style style:name="T745" style:family="text">
      <style:text-properties officeooo:rsid="05f7ed45"/>
    </style:style>
    <style:style style:name="T746" style:family="text">
      <style:text-properties officeooo:rsid="05f982da"/>
    </style:style>
    <style:style style:name="T747" style:family="text">
      <style:text-properties officeooo:rsid="05f9fa4c"/>
    </style:style>
    <style:style style:name="T748" style:family="text">
      <style:text-properties officeooo:rsid="05fca89f"/>
    </style:style>
    <style:style style:name="T749" style:family="text">
      <style:text-properties officeooo:rsid="05fce6fc"/>
    </style:style>
    <style:style style:name="T750" style:family="text">
      <style:text-properties officeooo:rsid="05fe73e2"/>
    </style:style>
    <style:style style:name="T751" style:family="text">
      <style:text-properties officeooo:rsid="05ff498a"/>
    </style:style>
    <style:style style:name="T752" style:family="text">
      <style:text-properties officeooo:rsid="060075e2"/>
    </style:style>
    <style:style style:name="T753" style:family="text">
      <style:text-properties officeooo:rsid="0600f7da"/>
    </style:style>
    <style:style style:name="T754" style:family="text">
      <style:text-properties officeooo:rsid="0601396c"/>
    </style:style>
    <style:style style:name="T755" style:family="text">
      <style:text-properties officeooo:rsid="06023d7b"/>
    </style:style>
    <style:style style:name="T756" style:family="text">
      <style:text-properties officeooo:rsid="06038f32"/>
    </style:style>
    <style:style style:name="T757" style:family="text">
      <style:text-properties officeooo:rsid="06067442"/>
    </style:style>
    <style:style style:name="T758" style:family="text">
      <style:text-properties officeooo:rsid="060b919c"/>
    </style:style>
    <style:style style:name="T759" style:family="text">
      <style:text-properties officeooo:rsid="061291b4"/>
    </style:style>
    <style:style style:name="T760" style:family="text">
      <style:text-properties officeooo:rsid="0617b21a"/>
    </style:style>
    <style:style style:name="T761" style:family="text">
      <style:text-properties officeooo:rsid="061c6e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Yazılım Mühendisliği Simülasyonu Projesi</text:p>
      <text:p text:style-name="P4">190508001 Muhammed Yusuf Akçadağ</text:p>
      <text:p text:style-name="P4">Bilgisayar Mühendisliği Bölümü Öğrencisi</text:p>
      <text:p text:style-name="P35">Bilgisayar Mühendisliği Uygulamaları <text:span text:style-name="T652">I, II </text:span><text:span text:style-name="T653">Dersi </text:span><text:span text:style-name="T654">Projesi</text:span></text:p>
      <text:p text:style-name="P36">Bitirme Projesi</text:p>
      <text:p text:style-name="P3"/>
      <text:p text:style-name="P5">---------------------------------------------------------------------------------------------</text:p>
      <text:p text:style-name="P45">İçerik</text:p>
      <text:p text:style-name="P6">---------------------------------------------------------------------------------------------</text:p>
      <text:p text:style-name="P45">Bölüm 0: Giriş</text:p>
      <text:p text:style-name="P46"><text:span text:style-name="T23">0.1: Yazılım Mühendisliği </text:span><text:span text:style-name="T24">v</text:span><text:span text:style-name="T23">e Yazılım Mühendisi Nedir</text:span></text:p>
      <text:p text:style-name="P47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58">---------------------------------------------------------------------------------------------</text:p>
      <text:p text:style-name="P42"><text:span text:style-name="T26">Bölüm </text:span><text:span text:style-name="T27">1</text:span><text:span text:style-name="T26">: </text:span><text:span text:style-name="T28">Simülasyonumun Konusu</text:span></text:p>
      <text:p text:style-name="P29">1.1: <text:span text:style-name="T687">Simülasyonum</text:span></text:p>
      <text:p text:style-name="P48"><text:span text:style-name="T655">1.</text:span><text:span text:style-name="T689">2</text:span><text:span text:style-name="T655">: </text:span><text:span text:style-name="T593">Simülasyonda Yazılım</text:span><text:span text:style-name="T595">ı</text:span><text:span text:style-name="T593"> İsteyen </text:span><text:span text:style-name="T597">v</text:span><text:span text:style-name="T595">e Yazılımı Yapan</text:span><text:span text:style-name="T593"> </text:span><text:span text:style-name="T619">Şirketler</text:span></text:p>
      <text:p text:style-name="P49"><text:span text:style-name="T656">1.</text:span><text:span text:style-name="T689">3</text:span><text:span text:style-name="T656">: </text:span><text:span text:style-name="T622">My</text:span><text:span text:style-name="T594">Car Rent</text:span><text:span text:style-name="T598"> </text:span><text:span text:style-name="T620">Şirketi</text:span><text:span text:style-name="T599"> Hakkında</text:span></text:p>
      <text:p text:style-name="P50"><text:span text:style-name="T600">1.</text:span><text:span text:style-name="T689">4</text:span><text:span text:style-name="T600">: </text:span><text:span text:style-name="T614">Yu</text:span><text:span text:style-name="T615">Soft</text:span><text:span text:style-name="T598"> </text:span><text:span text:style-name="T620">Şirketi</text:span><text:span text:style-name="T599"> Hakkında</text:span></text:p>
      <text:p text:style-name="P6">---------------------------------------------------------------------------------------------</text:p>
      <text:p text:style-name="P43"><text:span text:style-name="T26">Bölüm </text:span><text:span text:style-name="T29">2</text:span><text:span text:style-name="T30">: </text:span><text:span text:style-name="T45">Proje Aşamaları ve Yapılanlar</text:span></text:p>
      <text:p text:style-name="P44"><text:span text:style-name="T601">2.1: </text:span><text:span text:style-name="T602">Bilgisayar Mühendisliği Uygulamaları I </text:span><text:span text:style-name="T601">Aşaması</text:span></text:p>
      <text:p text:style-name="P51"><text:span text:style-name="T603">2.1.1: </text:span><text:span text:style-name="T604">Proje Raporunun Yazılmaya Başlanması</text:span></text:p>
      <text:p text:style-name="P54">2.1.2: <text:span text:style-name="T624">My</text:span><text:span text:style-name="T616">Car Rent Yazılım Sistemi</text:span><text:span text:style-name="T617"> “</text:span><text:span text:style-name="T659">Yapılabilirlik Analizi Aşaması</text:span><text:span text:style-name="T617">” Uygulanmaya </text:span><text:span text:style-name="T618">Başlandı</text:span></text:p>
      <text:p text:style-name="P52"><text:span text:style-name="T610">2.</text:span><text:span text:style-name="T611">1.</text:span><text:span text:style-name="T658">3</text:span><text:span text:style-name="T611">: </text:span><text:span text:style-name="T624">My</text:span><text:span text:style-name="T616">Car Rent Yazılım Sistemi </text:span><text:span text:style-name="T617">“Planlama Aşaması” Uygulanmaya </text:span><text:span text:style-name="T618">Başlandı</text:span></text:p>
      <text:p text:style-name="P53"><text:span text:style-name="T610">2.</text:span><text:span text:style-name="T611">1.</text:span><text:span text:style-name="T658">4</text:span><text:span text:style-name="T611">: </text:span><text:span text:style-name="T624">My</text:span><text:span text:style-name="T616">Car Rent Yazılım Sistemi </text:span><text:span text:style-name="T617">“</text:span><text:span text:style-name="T638">Döngü </text:span><text:span text:style-name="T639">I</text:span><text:span text:style-name="T638"> : Aşama II</text:span><text:span text:style-name="T617">” Uygulanmaya </text:span><text:span text:style-name="T618">Başlandı</text:span></text:p>
      <text:p text:style-name="P22"><text:span text:style-name="T610">2.</text:span><text:span text:style-name="T611">1.</text:span><text:span text:style-name="T757">5</text:span><text:span text:style-name="T611">: </text:span><text:span text:style-name="T624">My</text:span><text:span text:style-name="T616">Car Rent Yazılım Sistemi </text:span><text:span text:style-name="T617">“</text:span><text:span text:style-name="T638">Döngü </text:span><text:span text:style-name="T639">I </text:span><text:span text:style-name="T638">: Aşama II</text:span><text:span text:style-name="T642">I</text:span><text:span text:style-name="T617">” Uygulanmaya </text:span><text:span text:style-name="T618">Başlandı</text:span></text:p>
      <text:p text:style-name="P56">---------------------------------------------------------------------------------------------</text:p>
      <text:p text:style-name="P3"/>
      <text:p text:style-name="P111"><text:soft-page-break/>Bölüm 0: Giriş</text:p>
      <text:p text:style-name="P1"/>
      <text:p text:style-name="P55">0.1: Yazılım Mühendisliği <text:span text:style-name="T596">v</text:span>e Yazılım Mühendisi Nedir</text:p>
      <text:p text:style-name="P59"/>
      <text:p text:style-name="P2"><text:span text:style-name="T80"><text:tab/></text:span><text:span text:style-name="T81">Kariyer hedefi</text:span><text:span text:style-name="T85">nde </text:span><text:span text:style-name="T56">Yazılım Mühendisliğini </text:span><text:span text:style-name="T81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2">terimlerinden bahsetse</text:span><text:span text:style-name="T86">m</text:span><text:span text:style-name="T82"> iyi olacak.</text:span></text:p>
      <text:p text:style-name="P60"/>
      <text:p text:style-name="P2"><text:span text:style-name="T82"><text:tab/></text:span><text:span text:style-name="T57">Yazılım </text:span><text:span text:style-name="T58">M</text:span><text:span text:style-name="T57">ühendisliği</text:span><text:span text:style-name="T83">, </text:span><text:span text:style-name="T84">karmaşık yazılım </text:span><text:span text:style-name="T173">sistemlerinin</text:span><text:span text:style-name="T84"> iş bölümü yapılarak; belirli </text:span><text:span text:style-name="T257">ilke</text:span><text:span text:style-name="T84">le</text:span><text:span text:style-name="T246">r</text:span><text:span text:style-name="T244">le</text:span><text:span text:style-name="T84">, yöntemler</text:span><text:span text:style-name="T245">le</text:span><text:span text:style-name="T84"> ve araçla</text:span><text:span text:style-name="T247">r</text:span><text:span text:style-name="T245">la</text:span><text:span text:style-name="T84"> belirli bir hedefe doğru geliştirilmesi </text:span><text:span text:style-name="T88">ve geliştirildikten sonra bakımının yapılmasıdır</text:span><text:span text:style-name="T84">. Yani </text:span><text:span text:style-name="T58">Yazılım Mühendisliği</text:span><text:span text:style-name="T84"> </text:span><text:span text:style-name="T87">yazılım </text:span><text:span text:style-name="T92">geliştirme</text:span><text:span text:style-name="T87"> </text:span><text:span text:style-name="T88">yaşam döngüsü</text:span><text:span text:style-name="T298">yle</text:span><text:span text:style-name="T87"> ilgilenen </text:span><text:span text:style-name="T145">bir mühendislik alanıdır.</text:span></text:p>
      <text:p text:style-name="P61"/>
      <text:p text:style-name="P2"><text:span text:style-name="T87"><text:tab/></text:span><text:span text:style-name="T60">Mühendis </text:span><text:span text:style-name="T166">sistem tasarlayan, </text:span><text:span text:style-name="T251">geliştiren</text:span><text:span text:style-name="T166"> ve </text:span><text:span text:style-name="T252">geliştirdiği</text:span><text:span text:style-name="T166"> sistemi optimize eden </text:span><text:span text:style-name="T167">personel</text:span><text:span text:style-name="T241">dir</text:span><text:span text:style-name="T166">. </text:span><text:span text:style-name="T59">Yazılım Mühendisi</text:span><text:span text:style-name="T89"> ise, </text:span><text:span text:style-name="T168">yazılım sistemini <text:s/>tasarlayan, </text:span><text:span text:style-name="T253">geliştiren</text:span><text:span text:style-name="T168"> ve </text:span><text:span text:style-name="T253">geliştirdiği</text:span><text:span text:style-name="T169"> sistemi optimize eden personel</text:span><text:span text:style-name="T307">dir</text:span><text:span text:style-name="T169">. </text:span><text:span text:style-name="T170">Yani </text:span><text:span text:style-name="T61">Yazılım Mühendisi </text:span><text:span text:style-name="T90">yazılım </text:span><text:span text:style-name="T93">geliştirme</text:span><text:span text:style-name="T90"> yaşam döngüsü aşamalarında sorumluluklar alan </text:span><text:span text:style-name="T202">ya da</text:span><text:span text:style-name="T91"> daha iyisi olarak </text:span><text:span text:style-name="T165">bu döngüyü</text:span><text:span text:style-name="T91"> yöneten </text:span><text:span text:style-name="T90">mühendis</text:span><text:span text:style-name="T171">lik p</text:span><text:span text:style-name="T172">ersonel</text:span><text:span text:style-name="T243">i</text:span><text:span text:style-name="T242">dir</text:span><text:span text:style-name="T90">.</text:span></text:p>
      <text:p text:style-name="P62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84"/>
      <text:p text:style-name="P9"><text:span text:style-name="T1"><text:tab/></text:span><text:span text:style-name="T96">İnsanlık</text:span><text:span text:style-name="T4"> </text:span><text:span text:style-name="T94">kendini bildi bileli herhangi bir </text:span><text:span text:style-name="T208">sistem</text:span><text:span text:style-name="T94"> geliştiriyor </text:span><text:span text:style-name="T95">ve mühendislik uyguluyor</text:span><text:span text:style-name="T94">. Tarım </text:span><text:span text:style-name="T209">sistemleri</text:span><text:span text:style-name="T94">, inşaat </text:span><text:span text:style-name="T209">sistemleri</text:span><text:span text:style-name="T94">, gemi </text:span><text:span text:style-name="T209">sistemleri</text:span><text:span text:style-name="T94">, askeri </text:span><text:span text:style-name="T209">sistemler</text:span><text:span text:style-name="T94">… Başarılı olabilmek; yani kaynakları doğru kullanmak ve zamanında işi bitirebilmek için hepsinin ortak bir noktası var. Bir plana sadık kalmak. </text:span><text:span text:style-name="T97">Eğer yazılım </text:span><text:span text:style-name="T206">sistemi geliştirilmesinde de</text:span><text:span text:style-name="T97"> başarılı olmak istiyorsak </text:span><text:span text:style-name="T207">yazılım sistemimize</text:span><text:span text:style-name="T98"> uygun </text:span><text:span text:style-name="T99">bir</text:span><text:span text:style-name="T98"> </text:span><text:span text:style-name="T97">plan </text:span><text:span text:style-name="T98">seçip bu </text:span><text:span text:style-name="T97">plana sadık kalmalıyız.</text:span></text:p>
      <text:p text:style-name="P82"/>
      <text:p text:style-name="P8"><text:span text:style-name="T97"><text:tab/></text:span><text:span text:style-name="T205">P</text:span><text:span text:style-name="T174">rojeler</text:span><text:span text:style-name="T205">deki </text:span><text:span text:style-name="T174">yazılım sistemlerinin </text:span><text:span text:style-name="T175">geliştirilmesi için sadık kaldığımız </text:span><text:span text:style-name="T176">genel</text:span><text:span text:style-name="T175"> plan</text:span><text:span text:style-name="T176">a</text:span><text:span text:style-name="T175"> </text:span><text:span text:style-name="T19">Yazılım Geliştirme Yaşam Döngüsü </text:span><text:span text:style-name="T177">diyoruz.</text:span></text:p>
      <text:p text:style-name="P83"/>
      <text:p text:style-name="P10"><text:span text:style-name="T79"><text:tab/></text:span><text:span text:style-name="T1">Yazılım </text:span><text:span text:style-name="T18">Geliştirme </text:span><text:span text:style-name="T1">Yaşam </text:span><text:span text:style-name="T5">Döngüsünün </text:span><text:span text:style-name="T100">temel aşamaları</text:span><text:span text:style-name="T178"> </text:span><text:soft-page-break/><text:span text:style-name="T179">şunlardır</text:span><text:span text:style-name="T100">:</text:span></text:p>
      <text:p text:style-name="P63"/>
      <text:p text:style-name="P57">Yapılabilirlik Analizi Aşaması: <text:span text:style-name="T377">Bu aşamayı uygulayabilmek için geliştirilecek yazılım sistemininin iş</text:span><text:span text:style-name="T378">levselliği</text:span><text:span text:style-name="T377"> detaylandırılmadan tarif edilir</text:span><text:span text:style-name="T391">ek </text:span><text:span text:style-name="T377">ön gereksinim</text:span><text:span text:style-name="T392">ler</text:span><text:span text:style-name="T377"> </text:span><text:span text:style-name="T384">belge</text:span><text:span text:style-name="T385">si</text:span><text:span text:style-name="T377"> oluşturulur. </text:span><text:span text:style-name="T374">Yazılım sisteminin mevcut teknoloji</text:span><text:span text:style-name="T375">yle, </text:span><text:span text:style-name="T376">mevcut bütçe</text:span><text:span text:style-name="T379">yle</text:span><text:span text:style-name="T376"> ve </text:span><text:span text:style-name="T379">he</text:span><text:span text:style-name="T380">d</text:span><text:span text:style-name="T379">eflenen</text:span><text:span text:style-name="T376"> zaman</text:span><text:span text:style-name="T379">la </text:span><text:span text:style-name="T376">yapılabilirliğini analiz etme aşamasıdır.</text:span></text:p>
      <text:p text:style-name="P63"/>
      <text:p text:style-name="P10"><text:span text:style-name="T6">Planlama </text:span><text:span text:style-name="T22">Aşaması</text:span><text:span text:style-name="T6">:</text:span><text:span text:style-name="T101"> </text:span><text:span text:style-name="T112">Yazılım </text:span><text:span text:style-name="T180">sistemi</text:span><text:span text:style-name="T238">ni</text:span><text:span text:style-name="T180"> </text:span><text:span text:style-name="T254">geliştirmeye</text:span><text:span text:style-name="T101"> başlamadan önce kaynaklarımızı </text:span><text:span text:style-name="T248">(bütçe, zaman, personel vb.) </text:span><text:span text:style-name="T101">baz alarak </text:span><text:span text:style-name="T108">yazılım </text:span><text:span text:style-name="T181">sistemi</text:span><text:span text:style-name="T239">nin</text:span><text:span text:style-name="T182"> </text:span><text:span text:style-name="T249">geliştir</text:span><text:span text:style-name="T250">ilmesi</text:span><text:span text:style-name="T181"> </text:span><text:span text:style-name="T101">hakkında detaylı bir plan oluşturma </text:span><text:span text:style-name="T104">aşamasıdır</text:span><text:span text:style-name="T101">.</text:span></text:p>
      <text:p text:style-name="P63"/>
      <text:p text:style-name="P11"><text:span text:style-name="T7">Analiz </text:span><text:span text:style-name="T22">Aşaması</text:span><text:span text:style-name="T7">: </text:span><text:span text:style-name="T109">Yazılım </text:span><text:span text:style-name="T183">sistemi</text:span><text:span text:style-name="T240">ni</text:span><text:span text:style-name="T102"> </text:span><text:span text:style-name="T153">hayata geçirmek</text:span><text:span text:style-name="T102"> için yazılım </text:span><text:span text:style-name="T184">sisteminin</text:span><text:span text:style-name="T102"> tasarımını yapmadan </text:span><text:span text:style-name="T116">ve </text:span><text:span text:style-name="T300">yazılım sistemini</text:span><text:span text:style-name="T116"> geliştirmeye başlamadan</text:span><text:span text:style-name="T102"> önce </text:span><text:span text:style-name="T370">yazılım sistemi</text:span><text:span text:style-name="T381">nin işlevselliklerini </text:span><text:span text:style-name="T371">kesin ve anlaşılır bir şekilde </text:span><text:span text:style-name="T382">hem kullanıcılar hem de geliştiriciler </text:span><text:span text:style-name="T383">için</text:span><text:span text:style-name="T371"> </text:span><text:span text:style-name="T372">tanımla</text:span><text:span text:style-name="T373">m</text:span><text:span text:style-name="T395">a</text:span><text:span text:style-name="T372"> aşama</text:span><text:span text:style-name="T373">sı</text:span><text:span text:style-name="T372">dır. </text:span><text:span text:style-name="T185">B</text:span><text:span text:style-name="T146">u aşamada yazılım </text:span><text:span text:style-name="T210">sistemi</text:span><text:span text:style-name="T146"> </text:span><text:span text:style-name="T319">analizi yapılır.</text:span><text:span text:style-name="T146"> </text:span><text:span text:style-name="T319">Y</text:span><text:span text:style-name="T211">ani gereksinim</text:span><text:span text:style-name="T237">ler </text:span><text:span text:style-name="T261">belge</text:span><text:span text:style-name="T262">si</text:span><text:span text:style-name="T255"> oluşturulur</text:span><text:span text:style-name="T146">.</text:span></text:p>
      <text:p text:style-name="P64"/>
      <text:p text:style-name="P37"><text:span text:style-name="T8">T</text:span><text:span text:style-name="T1">asarım </text:span><text:span text:style-name="T22">Aşaması</text:span><text:span text:style-name="T1">: </text:span><text:span text:style-name="T103">Çıkarılan </text:span><text:span text:style-name="T147">gereksinimler </text:span><text:span text:style-name="T256">belgesine</text:span><text:span text:style-name="T103"> göre yazılım</text:span><text:span text:style-name="T154"> </text:span><text:span text:style-name="T212">sisteminin </text:span><text:span text:style-name="T259">bileşenlerinin</text:span><text:span text:style-name="T103"> </text:span><text:span text:style-name="T84">belirli </text:span><text:span text:style-name="T258">ilke</text:span><text:span text:style-name="T84">lerle, yöntemlerle ve araçlarla </text:span><text:span text:style-name="T186">tasarlanması </text:span><text:span text:style-name="T273">aşamasıdır</text:span><text:span text:style-name="T186">.</text:span></text:p>
      <text:p text:style-name="P65"/>
      <text:p text:style-name="P38"><text:span text:style-name="T9">G</text:span><text:span text:style-name="T1">erçekleştirme </text:span><text:span text:style-name="T22">Aşaması</text:span><text:span text:style-name="T1">: </text:span><text:span text:style-name="T105">Tasarlanan </text:span><text:span text:style-name="T110">yazılım </text:span><text:span text:style-name="T213">sistemi </text:span><text:span text:style-name="T260">bileşenlerinin</text:span><text:span text:style-name="T155"> </text:span><text:span text:style-name="T187">tasarım planlarına sadık kalarak</text:span><text:span text:style-name="T155"> </text:span><text:span text:style-name="T263">geliştir</text:span><text:span text:style-name="T301">il</text:span><text:span text:style-name="T263">me</text:span><text:span text:style-name="T264">si</text:span><text:span text:style-name="T105"> aşamasıdır.</text:span></text:p>
      <text:p text:style-name="P66"/>
      <text:p text:style-name="P40"><text:span text:style-name="T10">D</text:span><text:span text:style-name="T1">oğrulama </text:span><text:span text:style-name="T22">Aşaması</text:span><text:span text:style-name="T1">: </text:span><text:span text:style-name="T106">Verilen </text:span><text:span text:style-name="T148">gereksinimle</text:span><text:span text:style-name="T188">r </text:span><text:span text:style-name="T265">belgesi </text:span><text:span text:style-name="T272">aracılığıyla</text:span><text:span text:style-name="T188"> </text:span><text:span text:style-name="T266">geliştirilen</text:span><text:span text:style-name="T106"> </text:span><text:span text:style-name="T111">yazılım</text:span><text:span text:style-name="T156"> </text:span><text:span text:style-name="T214">sisteminin </text:span><text:span text:style-name="T267">işlevselliklerinin </text:span><text:span text:style-name="T268">doğruluğunun</text:span><text:span text:style-name="T106"> </text:span><text:span text:style-name="T268">kontrol edilmesi, </text:span><text:span text:style-name="T117">yazılım </text:span><text:span text:style-name="T215">sisteminin</text:span><text:span text:style-name="T117"> bileşenlerinin </text:span><text:span text:style-name="T269">hatasız </text:span><text:span text:style-name="T270">ve arızasız</text:span><text:span text:style-name="T117"> çalıştığının </text:span><text:span text:style-name="T84">belirli </text:span><text:span text:style-name="T271">ilke</text:span><text:span text:style-name="T84">lerle, yöntemlerle ve araçlarla </text:span><text:span text:style-name="T189">test </text:span><text:span text:style-name="T274">edilmesi, </text:span><text:span text:style-name="T308">yazılım sisteminin </text:span><text:span text:style-name="T269">hatasız </text:span><text:span text:style-name="T270">ve arızasız</text:span><text:span text:style-name="T117"> çalıştığının </text:span><text:span text:style-name="T84">belirli </text:span><text:span text:style-name="T271">ilke</text:span><text:span text:style-name="T84">lerle, yöntemlerle ve araçlarla</text:span><text:span text:style-name="T308"> test edilmesi</text:span><text:span text:style-name="T189"> </text:span><text:span text:style-name="T106">aşamasıdır.</text:span></text:p>
      <text:p text:style-name="P85"/>
      <text:p text:style-name="P39"><text:span text:style-name="T31">Y</text:span><text:span text:style-name="T10">ayımla</text:span><text:span text:style-name="T1">ma </text:span><text:span text:style-name="T22">Aşaması</text:span><text:span text:style-name="T1">: </text:span><text:span text:style-name="T107">Doğrulanan yazılım</text:span><text:span text:style-name="T157"> </text:span><text:span text:style-name="T216">sisteminin, </text:span><text:span text:style-name="T275">yazılım sistemini</text:span><text:span text:style-name="T216"> </text:span><text:span text:style-name="T275">isteyen şirkete</text:span><text:span text:style-name="T107"> teslim edilmesi </text:span><text:span text:style-name="T190">ya da kullanıcıların </text:span><text:soft-page-break/><text:span text:style-name="T191">kullanımına</text:span><text:span text:style-name="T190"> </text:span><text:span text:style-name="T191">sunulması</text:span><text:span text:style-name="T107"> aşamasıdır.</text:span></text:p>
      <text:p text:style-name="P67"/>
      <text:p text:style-name="P16"><text:span text:style-name="T11">B</text:span><text:span text:style-name="T1">akım </text:span><text:span text:style-name="T22">Aşaması</text:span><text:span text:style-name="T1">: </text:span><text:span text:style-name="T276">Y</text:span><text:span text:style-name="T275">azılım sistemini</text:span><text:span text:style-name="T216"> </text:span><text:span text:style-name="T275">isteyen şirkete </text:span><text:span text:style-name="T277">t</text:span><text:span text:style-name="T108">eslim edilen </text:span><text:span text:style-name="T192">ya da kullanıcıların </text:span><text:span text:style-name="T191">kullanımına</text:span><text:span text:style-name="T190"> </text:span><text:span text:style-name="T191">sunul</text:span><text:span text:style-name="T192">an</text:span><text:span text:style-name="T108"> yazılı</text:span><text:span text:style-name="T204">m s</text:span><text:span text:style-name="T217">i</text:span><text:span text:style-name="T204">steminin</text:span><text:span text:style-name="T113"> </text:span><text:span text:style-name="T278">arızalarının giderilmesi, </text:span><text:span text:style-name="T114">hataların</text:span><text:span text:style-name="T279">ın</text:span><text:span text:style-name="T114"> </text:span><text:span text:style-name="T278">giderilmesi</text:span><text:span text:style-name="T114">,</text:span><text:span text:style-name="T280"> güven</text:span><text:span text:style-name="T303">i</text:span><text:span text:style-name="T280">li</text:span><text:span text:style-name="T303">rli</text:span><text:span text:style-name="T309">ğinin sağlanması</text:span><text:span text:style-name="T114">, </text:span><text:span text:style-name="T304">emniyet</text:span><text:span text:style-name="T310">inin sağlanması</text:span><text:span text:style-name="T114">, </text:span><text:span text:style-name="T280">güven</text:span><text:span text:style-name="T305">li</text:span><text:span text:style-name="T310">ğinin sağlanması</text:span><text:span text:style-name="T114">, kullanışsız alanların yenilenmesi, </text:span><text:span text:style-name="T158">hatalı </text:span><text:span text:style-name="T302">işlevselliklerin</text:span><text:span text:style-name="T149"> </text:span><text:span text:style-name="T115">değiştirilmesi, </text:span><text:span text:style-name="T159">yeni </text:span><text:span text:style-name="T302">işlevselliklerin</text:span><text:span text:style-name="T115"> eklenmesi </text:span><text:span text:style-name="T306">ve optimizasyon yapılması </text:span><text:span text:style-name="T115">aşamasıdır.</text:span></text:p>
      <text:p text:style-name="P68"/>
      <text:p text:style-name="P14"><text:span text:style-name="T115"><text:tab/></text:span><text:span text:style-name="T12">Yazılım Geliştirme Modelleri </text:span><text:span text:style-name="T118">ise yukarıda verilen yazılım </text:span><text:span text:style-name="T160">geliştirme</text:span><text:span text:style-name="T118"> yaşam döngüsü aşamalarının verilen öneme göre uygulanmasının, tekrar edilme sayılarının, ayrılan sürenin, </text:span><text:span text:style-name="T281">uygulanacağı zamanın</text:span><text:span text:style-name="T282"> ve</text:span><text:span text:style-name="T118"> </text:span><text:span text:style-name="T218">içeriklerinin </text:span><text:span text:style-name="T283">farklılıklarına</text:span><text:span text:style-name="T218"> </text:span><text:span text:style-name="T118">göre oluşan modellerdir. </text:span><text:span text:style-name="T193">Bu modeller yazılım </text:span><text:span text:style-name="T227">sistemi</text:span><text:span text:style-name="T193"> geliştiren</text:span><text:span text:style-name="T285">ler</text:span><text:span text:style-name="T193"> tarafından yukarıda verilen aşamlara doğal olarak bağlı kalacak şekilde tasarlanmışlardı</text:span><text:span text:style-name="T287">r. </text:span><text:span text:style-name="T288">Ç</text:span><text:span text:style-name="T193">oğu yazılım </text:span><text:span text:style-name="T228">sistemi</text:span><text:span text:style-name="T193"> geliştiren</text:span><text:span text:style-name="T286">ler </text:span><text:span text:style-name="T193">kendi </text:span><text:span text:style-name="T290">y</text:span><text:span text:style-name="T118">azılım </text:span><text:span text:style-name="T290">g</text:span><text:span text:style-name="T118">eliştirme </text:span><text:span text:style-name="T290">m</text:span><text:span text:style-name="T118">odelleri</text:span><text:span text:style-name="T193">ni</text:span><text:span text:style-name="T20"> </text:span><text:span text:style-name="T193">aşağıda verilecek modellerden ilham alacak şekilde </text:span><text:span text:style-name="T289">tasarlayıp</text:span><text:span text:style-name="T193"> </text:span><text:span text:style-name="T284">uygulama</text:span><text:span text:style-name="T291">ktadır</text:span><text:span text:style-name="T194">.</text:span></text:p>
      <text:p text:style-name="P70"/>
      <text:p text:style-name="P12"><text:span text:style-name="T118"><text:tab/></text:span><text:span text:style-name="T119">Şu bilinmelidir ki hiçbir model ve süreç kesin </text:span><text:span text:style-name="T195">doğru</text:span><text:span text:style-name="T119"> ve 100% etkili değildir. Farklı </text:span><text:span text:style-name="T128">yazılım </text:span><text:span text:style-name="T219">sistemi</text:span><text:span text:style-name="T119"> türlerine göre farklı </text:span><text:span text:style-name="T13">Yazılım Geliştirme Modelleri </text:span><text:span text:style-name="T119">uygulanır. Mesela bir sağlık makinesi yazılım</text:span><text:span text:style-name="T131"> </text:span><text:span text:style-name="T223">sisteminin</text:span><text:span text:style-name="T119"> </text:span><text:span text:style-name="T161">geliştirme </text:span><text:span text:style-name="T123">yaşam döngüsünün</text:span><text:span text:style-name="T119"> </text:span><text:span text:style-name="T120">analiz, tasarım </text:span><text:span text:style-name="T132">ve doğrulama</text:span><text:span text:style-name="T120"> aşamaları </text:span><text:span text:style-name="T293">en önemlidir. Bu aşamalar</text:span><text:span text:style-name="T120"> 100% doğru</text:span><text:span text:style-name="T293">lukla </text:span><text:span text:style-name="T311">ve bütünlükle</text:span><text:span text:style-name="T120"> </text:span><text:span text:style-name="T293">uygulanmalı</text:span><text:span text:style-name="T120"> ki insan canına mâl olacak bir hata meydana gelmesin (solunum cihazı </text:span><text:span text:style-name="T121">vb.</text:span><text:span text:style-name="T120">)</text:span><text:span text:style-name="T119">. Lakin </text:span><text:span text:style-name="T121">bir </text:span><text:span text:style-name="T220">elektronik ticaret</text:span><text:span text:style-name="T122"> yazılım</text:span><text:span text:style-name="T221"> sistemindeki</text:span><text:span text:style-name="T122"> bir hata en fazla şirket</text:span><text:span text:style-name="T312">in hizmetini</text:span><text:span text:style-name="T122"> </text:span><text:span text:style-name="T312">aksatabilir</text:span><text:span text:style-name="T122">. Ama bir şirket için </text:span><text:span text:style-name="T313">elektronik ticaret pazarıyla </text:span><text:span text:style-name="T314">ve müşterileriyle</text:span><text:span text:style-name="T222"> bir an önce buluş</text:span><text:span text:style-name="T313">ma</text:span><text:span text:style-name="T222">k </text:span><text:span text:style-name="T224">önemli</text:span><text:span text:style-name="T222"> olduğu için </text:span><text:span text:style-name="T123">yazılım </text:span><text:span text:style-name="T225">sisteminin</text:span><text:span text:style-name="T133"> </text:span><text:span text:style-name="T162">geliştirme</text:span><text:span text:style-name="T123"> </text:span><text:span text:style-name="T124">yaşam döngüsünün </text:span><text:span text:style-name="T292">geliştirme,</text:span><text:span text:style-name="T124"> yayımlama ve bakım aşamaları en önemlidir. </text:span><text:span text:style-name="T125">Son olarak şunu da belirtelim, bir askeri füze </text:span><text:span text:style-name="T226">projesinin</text:span><text:span text:style-name="T125"> yazılım </text:span><text:span text:style-name="T226">sistemini</text:span><text:span text:style-name="T134"> </text:span><text:span text:style-name="T163">geliştirme </text:span><text:span text:style-name="T125">yaşam döngüsü</text:span><text:span text:style-name="T126">nün</text:span><text:span text:style-name="T125"> bakım süreci hiç önemli olmayabilir çünkü </text:span><text:span text:style-name="T229">yazılım</text:span><text:span text:style-name="T125"> sistem</text:span><text:span text:style-name="T229">i</text:span><text:span text:style-name="T125"> 100% doğrulukla çalışır ve donanım değişmeyeceği için yazılım </text:span><text:span text:style-name="T230">sistemi de</text:span><text:span text:style-name="T125"> değişmez. Eğer farklı </text:span><text:span text:style-name="T294">gereksinimlere</text:span><text:span text:style-name="T125"> ihtiyaç olursa yeni bir füze </text:span><text:span text:style-name="T231">projesi</text:span><text:span text:style-name="T295">ne başlanır</text:span><text:span text:style-name="T125">.</text:span></text:p>
      <text:p text:style-name="P69"/>
      <text:p text:style-name="P15"><text:soft-page-break/><text:span text:style-name="T125"><text:tab/></text:span><text:span text:style-name="T127">Sonuç olarak </text:span><text:span text:style-name="T129">“</text:span><text:span text:style-name="T14">Yazılım Geliştirme Modelleri”</text:span><text:span text:style-name="T129"> </text:span><text:span text:style-name="T296">yazılım sistemi geliştirenler tarafından</text:span><text:span text:style-name="T129"> ihtiyaca </text:span><text:span text:style-name="T296">göre</text:span><text:span text:style-name="T129"> kullanıl</text:span><text:span text:style-name="T297">abilir</text:span><text:span text:style-name="T129"> </text:span><text:span text:style-name="T296">ya da</text:span><text:span text:style-name="T129"> </text:span><text:span text:style-name="T296">geliştirilecek yazılım sistemine uyumlu </text:span><text:span text:style-name="T193">aşağıda verilecek modellerden ilham alacak şekilde </text:span><text:span text:style-name="T289">tasarlayıp</text:span><text:span text:style-name="T296"> </text:span><text:span text:style-name="T196">yeni bir model oluşturulabilir</text:span><text:span text:style-name="T129">. </text:span><text:span text:style-name="T130">Gelin bu modeller</text:span><text:span text:style-name="T144">den bazılarına</text:span><text:span text:style-name="T130"> bir göz atalım.</text:span></text:p>
      <text:p text:style-name="P71"/>
      <text:p text:style-name="P13"><text:span text:style-name="T130"><text:tab/></text:span><text:span text:style-name="T15">Şelale Model </text:span><text:span text:style-name="T54">(Waterfall Model)</text:span><text:span text:style-name="T15"> – </text:span><text:span text:style-name="T135">İlk uygulanan modeldir diyebiliriz. Yeni olan yazılım mühendisliği uygulamasına diğer </text:span><text:span text:style-name="T232">mühendisliklerden</text:span><text:span text:style-name="T135"> (inşaat vb.) </text:span><text:span text:style-name="T136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37">aşamalarının sırasıyla ve yüksek doğrulukla yapılması gereken bir modeldir. </text:span><text:span text:style-name="T198">Bir</text:span><text:span text:style-name="T150"> aşama </text:span><text:span text:style-name="T197">bitmeden diğer </text:span><text:span text:style-name="T199">bir </text:span><text:span text:style-name="T197">aşamaya geçilemeyeceği için </text:span><text:span text:style-name="T203">aşamalar</text:span><text:span text:style-name="T150"> uzun zaman alır.</text:span><text:span text:style-name="T137"> Herhangi bir aşamada ve özellikle başlardaki aşamalarda yapılan </text:span><text:span text:style-name="T164">ve son aşamalarda fark edilen</text:span><text:span text:style-name="T137"> bir hata yüksek maliyetlere sebep olur (hem parasal hem zamansal).</text:span></text:p>
      <text:p text:style-name="P72"/>
      <text:p text:style-name="P13"><text:span text:style-name="T137"><text:tab/></text:span><text:span text:style-name="T138">Bu modeli bir inşaat </text:span><text:span text:style-name="T233">sistemine </text:span><text:span text:style-name="T138">uyguladığımızda mükemmel çalışır ama her zaman ihtiyaçların</text:span><text:span text:style-name="T140">, </text:span><text:span text:style-name="T138">isteklerin değiştiği </text:span><text:span text:style-name="T139">ve kullanıcıyla </text:span><text:span text:style-name="T315">ya da müşteriyle</text:span><text:span text:style-name="T139"> bir an önce buluşması gereken</text:span><text:span text:style-name="T138"> yazılım </text:span><text:span text:style-name="T234">sistemlerinde</text:span><text:span text:style-name="T138"> </text:span><text:span text:style-name="T139">tam bir hayal kırıklığıdır. </text:span><text:span text:style-name="T141">Bunun için yazılım mühendisleri bu aşamaların sürekli </text:span><text:span text:style-name="T142">ve sık zamanlarda</text:span><text:span text:style-name="T141"> tekrar edilerek </text:span><text:span text:style-name="T142">uygulandığı, </text:span><text:span text:style-name="T235">belge</text:span><text:span text:style-name="T299">lemenin</text:span><text:span text:style-name="T235"> ve <text:s/>prosedürlerin en aza </text:span><text:span text:style-name="T236">indirildiği,</text:span><text:span text:style-name="T142"> </text:span><text:span text:style-name="T200">aşamaların çoğunlukla senkronize </text:span><text:span text:style-name="T201">götürüldüğü</text:span><text:span text:style-name="T142"> çevik </text:span><text:span text:style-name="T143">modelleri </text:span><text:span text:style-name="T151">(bu projede bizi ilgilendirmeyen </text:span><text:span text:style-name="T152">geniş bir konu</text:span><text:span text:style-name="T151">) </text:span><text:span text:style-name="T142">geliştirmişlerdir.</text:span></text:p>
      <text:p text:style-name="P73"/>
      <text:p text:style-name="P118"><text:span text:style-name="T466"><text:tab/></text:span><text:span text:style-name="T467">Lakin bu model h</text:span><text:span text:style-name="T586">ala</text:span><text:span text:style-name="T467"> </text:span><text:span text:style-name="T468">askeri </text:span><text:span text:style-name="T536">yazılım sistemleri</text:span><text:span text:style-name="T468">, sağlık </text:span><text:span text:style-name="T536">yazılım sistemleri</text:span><text:span text:style-name="T468"> </text:span><text:span text:style-name="T469">gibi yüksek doğruluk </text:span><text:span text:style-name="T470">gerektiren </text:span><text:span text:style-name="T536">yazılım sistemleri</text:span><text:span text:style-name="T539">nde</text:span><text:span text:style-name="T470"> </text:span><text:span text:style-name="T538">ve yap bitir tarzı </text:span><text:span text:style-name="T587">k</text:span><text:span text:style-name="T588">armaşık</text:span><text:span text:style-name="T587"> olmayan</text:span><text:span text:style-name="T470"> </text:span><text:span text:style-name="T537">yazılım sistemlerinde </text:span><text:span text:style-name="T469">popülerdir.</text:span></text:p>
      <text:p text:style-name="P74"/>
      <text:p text:style-name="P113"><text:span text:style-name="T469"><text:tab/></text:span><text:span text:style-name="T458">Tekrarl</text:span><text:span text:style-name="T459">ı</text:span><text:span text:style-name="T458"> </text:span><text:span text:style-name="T440">Model </text:span><text:span text:style-name="T460">(Iterative Model)</text:span><text:span text:style-name="T440"> </text:span><text:span text:style-name="T441">–</text:span><text:span text:style-name="T440"> </text:span><text:span text:style-name="T471">Şelale modelin katı kurallarından kurtulmak isteyen yazılım mühendislerinin uyguladı</text:span><text:span text:style-name="T472">ğı</text:span><text:span text:style-name="T471"> bir modeldir. </text:span><text:span text:style-name="T442">Planlama </text:span><text:span text:style-name="T441">→ </text:span><text:span text:style-name="T443">Analiz </text:span><text:span text:style-name="T473">aşamaları uygulandıktan </text:span><text:span text:style-name="T477">sonra</text:span><text:span text:style-name="T473"> </text:span><text:span text:style-name="T444">Tasarım → Gerçekleştirme → Doğrulama </text:span><text:span text:style-name="T474">aşamalarının</text:span><text:span text:style-name="T540"> </text:span><text:span text:style-name="T478">gereksinim</text:span><text:span text:style-name="T546">ler </text:span><text:span text:style-name="T567">belgesiyle</text:span><text:span text:style-name="T547"> </text:span><text:span text:style-name="T474">döngü şeklinde </text:span><text:span text:style-name="T479">daha kısa zaman aralıklarında</text:span><text:span text:style-name="T474"> uygulandığı ve son olarak </text:span><text:span text:style-name="T497">da</text:span><text:span text:style-name="T474"> </text:span><text:span text:style-name="T454">Y</text:span><text:span text:style-name="T445">ayımlama </text:span><text:span text:style-name="T444">→ </text:span><text:span text:style-name="T445">Bakım </text:span><text:soft-page-break/><text:span text:style-name="T475">aşamalarının </text:span><text:span text:style-name="T476">uygulandığı bir modeldir.</text:span></text:p>
      <text:p text:style-name="P75"/>
      <text:p text:style-name="P113"><text:span text:style-name="T476"><text:tab/></text:span><text:span text:style-name="T515">Uygulanan döngüler sayesinde parça parça inşa edilen yazılım </text:span><text:span text:style-name="T541">sistemindeki</text:span><text:span text:style-name="T515"> hatalar</text:span><text:span text:style-name="T557"> ve arızalar </text:span><text:span text:style-name="T515">diğer parçalar inşa edilmeye başlanmadan fark edilip düzeltilebilecek </text:span><text:span text:style-name="T516">ve hata maliyeti </text:span><text:span text:style-name="T517">en aza indirilmiş olacak</text:span><text:span text:style-name="T535">tır</text:span><text:span text:style-name="T517">.</text:span></text:p>
      <text:p text:style-name="P75"/>
      <text:p text:style-name="P114"><text:span text:style-name="T476"><text:tab/></text:span><text:span text:style-name="T461">Tekrar Yayımlamalı</text:span><text:span text:style-name="T446"> Model </text:span><text:span text:style-name="T462">(</text:span><text:span text:style-name="T463">Incremental Model</text:span><text:span text:style-name="T462">)</text:span><text:span text:style-name="T446"> </text:span><text:span text:style-name="T441">–</text:span><text:span text:style-name="T446"> </text:span><text:span text:style-name="T581">Tekrarlı </text:span><text:span text:style-name="T480">model gibi </text:span><text:span text:style-name="T483">lakin her döngüde müşteriye </text:span><text:span text:style-name="T521">ya da</text:span><text:span text:style-name="T520"> kullanıcılara </text:span><text:span text:style-name="T483">verilen </text:span><text:span text:style-name="T549">en önemli </text:span><text:span text:style-name="T558">işlevselliğiyle</text:span><text:span text:style-name="T483"> çalışan </text:span><text:span text:style-name="T521">yazılım </text:span><text:span text:style-name="T542">sistemi</text:span><text:span text:style-name="T543">nin</text:span><text:span text:style-name="T484"> olduğu bu modelde</text:span><text:span text:style-name="T480">; </text:span><text:span text:style-name="T442">Planlama </text:span><text:span text:style-name="T441">→ </text:span><text:span text:style-name="T443">Analiz </text:span><text:span text:style-name="T473">aşamaları uygulandıktan </text:span><text:span text:style-name="T477">sonra</text:span><text:span text:style-name="T473"> </text:span><text:span text:style-name="T444">Tasarım → Gerçekleştirme → Doğrulama → </text:span><text:span text:style-name="T455">Y</text:span><text:span text:style-name="T447">ayımlama</text:span><text:span text:style-name="T444"> </text:span><text:span text:style-name="T474">aşamalarının</text:span><text:span text:style-name="T544"> </text:span><text:span text:style-name="T478">gereksinim</text:span><text:span text:style-name="T545">ler </text:span><text:span text:style-name="T559">belgesiyle</text:span><text:span text:style-name="T478"> </text:span><text:span text:style-name="T474">döngü şeklinde </text:span><text:span text:style-name="T479">daha kısa zaman aralıklarında</text:span><text:span text:style-name="T474"> uygulandığı ve son olarak </text:span><text:span text:style-name="T490">da</text:span><text:span text:style-name="T474"> </text:span><text:span text:style-name="T445">Bakım </text:span><text:span text:style-name="T475">aşama</text:span><text:span text:style-name="T491">sının</text:span><text:span text:style-name="T475"> </text:span><text:span text:style-name="T476">uygulandığı bir modeldir.</text:span></text:p>
      <text:p text:style-name="P77"/>
      <text:p text:style-name="P119"><text:span text:style-name="T476"><text:tab/></text:span><text:span text:style-name="T481">Bu model</text:span><text:span text:style-name="T560">le</text:span><text:span text:style-name="T481"> birlikte </text:span><text:span text:style-name="T548">m</text:span><text:span text:style-name="T489">üşteriye </text:span><text:span text:style-name="T522">ya da kullanıcılara </text:span><text:span text:style-name="T561">yazılım sisteminin</text:span><text:span text:style-name="T489"> </text:span><text:span text:style-name="T551">geliştirme </text:span><text:span text:style-name="T489">ilerleyişini gösteriyoruz</text:span><text:span text:style-name="T505">. </text:span><text:span text:style-name="T554">M</text:span><text:span text:style-name="T552">üşteri</text:span><text:span text:style-name="T563">lerin</text:span><text:span text:style-name="T552"> ya da kullanıcılar</text:span><text:span text:style-name="T563">ın</text:span><text:span text:style-name="T552"> </text:span><text:span text:style-name="T562">en önemli işlevselliğiyle </text:span><text:span text:style-name="T553">y</text:span><text:span text:style-name="T552">azılım sistemini</text:span><text:span text:style-name="T523"> </text:span><text:span text:style-name="T505">kullanmasını sağlıyoruz.</text:span></text:p>
      <text:p text:style-name="P78"/>
      <text:p text:style-name="P115"><text:span text:style-name="T482"><text:tab/></text:span><text:span text:style-name="T448">Evrimsel Model </text:span><text:span text:style-name="T464">(Evolutionary </text:span><text:span text:style-name="T465">Model</text:span><text:span text:style-name="T464">)</text:span><text:span text:style-name="T448"> </text:span><text:span text:style-name="T441">– </text:span><text:span text:style-name="T485">Artık esnek ve müşter</text:span><text:span text:style-name="T524">ilerin </text:span><text:span text:style-name="T582">ya da</text:span><text:span text:style-name="T524"> kullanıcıların</text:span><text:span text:style-name="T485"> değişen isteklerine </text:span><text:span text:style-name="T564">yazılım sistemini</text:span><text:span text:style-name="T485"> </text:span><text:span text:style-name="T550">geliştirme</text:span><text:span text:style-name="T510"> sürecinde </text:span><text:span text:style-name="T485">cevap veren bir model</text:span><text:span text:style-name="T486">e geldik. </text:span><text:span text:style-name="T487">Benim projemde uygulayacağım model de budur.</text:span></text:p>
      <text:p text:style-name="P79"/>
      <text:p text:style-name="P116"><text:span text:style-name="T487"><text:tab/></text:span><text:span text:style-name="T442">Planlama</text:span><text:span text:style-name="T443"> </text:span><text:span text:style-name="T473">aşama</text:span><text:span text:style-name="T488">sı</text:span><text:span text:style-name="T473"> uygulandıktan </text:span><text:span text:style-name="T477">sonra</text:span><text:span text:style-name="T473"> </text:span><text:span text:style-name="T449">Analiz → </text:span><text:span text:style-name="T444">Tasarım → Gerçekleştirme → Doğrulama → </text:span><text:span text:style-name="T455">Y</text:span><text:span text:style-name="T447">ayımlama</text:span><text:span text:style-name="T444"> </text:span><text:span text:style-name="T474">aşamalarının döngü şeklinde </text:span><text:span text:style-name="T479">daha kısa zaman aralıklarında</text:span><text:span text:style-name="T474"> uygulandığı ve son olarak </text:span><text:span text:style-name="T498">da</text:span><text:span text:style-name="T474"> <text:s/></text:span><text:span text:style-name="T445">Bakım </text:span><text:span text:style-name="T475">aşama</text:span><text:span text:style-name="T492">sının</text:span><text:span text:style-name="T475"> </text:span><text:span text:style-name="T476">uygulandığı bir modeldir.</text:span></text:p>
      <text:p text:style-name="P76"/>
      <text:p text:style-name="P116"><text:span text:style-name="T476"><text:tab/></text:span><text:span text:style-name="T493">Her döngüde tekrar tekrar yapılan analiz</text:span><text:span text:style-name="T495">in </text:span><text:span text:style-name="T525">kullanıcıların</text:span><text:span text:style-name="T494"> isteklerininin en iyi şekilde alınmasını,</text:span><text:span text:style-name="T493"> en gerçekçi </text:span><text:span text:style-name="T494">ve uygulanabilir gereksinimler</text:span><text:span text:style-name="T555"> </text:span><text:span text:style-name="T566">belgesinin</text:span><text:span text:style-name="T494"> çıkmasını, çıkan gereksinimler </text:span><text:span text:style-name="T571">belgesinin</text:span><text:span text:style-name="T494"> </text:span><text:span text:style-name="T511">tasarım ve gerçekleştirme</text:span><text:span text:style-name="T494"> eki</text:span><text:span text:style-name="T511">pleri</text:span><text:span text:style-name="T494"> </text:span><text:span text:style-name="T496">tarafından daha </text:span><text:span text:style-name="T499">iyi</text:span><text:span text:style-name="T496"> anlaşılabilmesini </text:span><text:span text:style-name="T501">ve</text:span><text:span text:style-name="T496"> </text:span><text:span text:style-name="T499">daha </text:span><text:span text:style-name="T500">iyi anlaşılan gereksinimlerin daha iyi uygulanmasını</text:span><text:span text:style-name="T496"> sağlar. </text:span><text:soft-page-break/><text:span text:style-name="T565">Geliştirilen</text:span><text:span text:style-name="T504"> </text:span><text:span text:style-name="T573">yazılım sistemi kullanıcılara yayımla</text:span><text:span text:style-name="T574">nır</text:span><text:span text:style-name="T572">.</text:span></text:p>
      <text:p text:style-name="P80"/>
      <text:p text:style-name="P116"><text:span text:style-name="T496"><text:tab/></text:span><text:span text:style-name="T502">Modelim</text:span><text:span text:style-name="T584">in</text:span><text:span text:style-name="T568"> aşamalarından</text:span><text:span text:style-name="T502"> proje </text:span><text:span text:style-name="T513">raporunun</text:span><text:span text:style-name="T502"> içinde daha </text:span><text:span text:style-name="T518">detaylı </text:span><text:span text:style-name="T575">bir</text:span><text:span text:style-name="T502"> şekilde bah</text:span><text:span text:style-name="T503">sed</text:span><text:span text:style-name="T583">eceğim</text:span><text:span text:style-name="T503"> için </text:span><text:span text:style-name="T569">son olarak çevik</text:span><text:span text:style-name="T503"> model</text:span><text:span text:style-name="T569">ler</text:span><text:span text:style-name="T507">de</text:span><text:span text:style-name="T503">n kısaca devam ede</text:span><text:span text:style-name="T585">yim</text:span><text:span text:style-name="T503">.</text:span></text:p>
      <text:p text:style-name="P86"/>
      <text:p text:style-name="P117"><text:span text:style-name="T506"><text:tab/></text:span><text:span text:style-name="T451">Çevik</text:span><text:span text:style-name="T450"> Model </text:span><text:span text:style-name="T441">–</text:span><text:span text:style-name="T530"> </text:span><text:span text:style-name="T531">Analizin</text:span><text:span text:style-name="T527"> </text:span><text:span text:style-name="T526">en hızlı şekilde ve </text:span><text:span text:style-name="T579">en</text:span><text:span text:style-name="T526"> </text:span><text:span text:style-name="T578">önemli işlevselliklere göre</text:span><text:span text:style-name="T526"> parça parça </text:span><text:span text:style-name="T532">yapıldığı;</text:span><text:span text:style-name="T526"> </text:span><text:span text:style-name="T529">parça parça alınan gereksinimlerin parça parça <text:s/>tasarlanıp gerçekleştirildiği;</text:span><text:span text:style-name="T526"> </text:span><text:span text:style-name="T528">ü</text:span><text:span text:style-name="T508">rünün en hızlı </text:span><text:span text:style-name="T533">şekilde</text:span><text:span text:style-name="T508"> </text:span><text:span text:style-name="T570">yayımlandığı;</text:span><text:span text:style-name="T508"> hızlı bir şekilde hataların, </text:span><text:span text:style-name="T576">arızaların</text:span><text:span text:style-name="T508"> ve </text:span><text:span text:style-name="T576">güvenlik </text:span><text:span text:style-name="T508">açıkların</text:span><text:span text:style-name="T577">ın</text:span><text:span text:style-name="T508"> kapatıldığı; </text:span><text:span text:style-name="T589">kodun ve mimarinin sürekli optimize edildiği;</text:span><text:span text:style-name="T508"> </text:span><text:span text:style-name="T534">senkronize bir şekilde tüm aşamaların </text:span><text:span text:style-name="T580">uygulandığı</text:span><text:span text:style-name="T509"> bir modeldir.</text:span><text:span text:style-name="T456"> </text:span><text:span text:style-name="T457">Uç</text:span><text:span text:style-name="T453"> Programlama</text:span><text:span text:style-name="T519"> ve</text:span><text:span text:style-name="T453"> Scrum</text:span><text:span text:style-name="T519"> gibi uygulamalar içerir.</text:span><text:span text:style-name="T509"> </text:span><text:span text:style-name="T512">Modelim olan </text:span><text:span text:style-name="T452">Evrimsel Model </text:span><text:span text:style-name="T512">çevik modele en yakın </text:span><text:span text:style-name="T556">plan odaklı</text:span><text:span text:style-name="T514"> </text:span><text:span text:style-name="T512">modellerden biridir.</text:span></text:p>
      <text:p text:style-name="P81"/>
      <text:p text:style-name="P112"><text:span text:style-name="T592">Bölüm </text:span><text:span text:style-name="T590">1</text:span><text:span text:style-name="T592">: </text:span><text:span text:style-name="T591">Simülasyonumun Konusu</text:span></text:p>
      <text:p text:style-name="P92"/>
      <text:p text:style-name="P28">1.1: <text:span text:style-name="T687">Simülasyonum</text:span></text:p>
      <text:p text:style-name="P102"/>
      <text:p text:style-name="P103"><text:tab/><text:span text:style-name="T690">Simülasyonum </text:span><text:span text:style-name="T700">yaygın olan</text:span><text:span text:style-name="T690"> </text:span><text:span text:style-name="T696">İ</text:span><text:span text:style-name="T694">nternet </text:span><text:span text:style-name="T697">üzerinden hizmet </text:span><text:span text:style-name="T701">vermenin</text:span><text:span text:style-name="T697"> </text:span><text:span text:style-name="T700">ve </text:span><text:span text:style-name="T701">iş süreçlerinin yazılım sistemi üzerinden uygulanmasının</text:span><text:span text:style-name="T700"> daha da </text:span><text:span text:style-name="T695">yaygınlaşmaya başladığı</text:span><text:span text:style-name="T694"> bir zamanda</text:span><text:span text:style-name="T691"> teknolojiye ayak uydurmaya çalışa</text:span><text:span text:style-name="T692">n </text:span><text:span text:style-name="T693">ve büyüyen </text:span><text:span text:style-name="T691">genç bir taşıt kiralama şirketinin </text:span><text:span text:style-name="T722">ta</text:span><text:span text:style-name="T723">şıt</text:span><text:span text:style-name="T691"> kiralama hizmeti için </text:span><text:span text:style-name="T716">eski, kullanışsız ve iş ihtiyaçlarını karşılamayan yazılım sistemi yerine yeni bir</text:span><text:span text:style-name="T691"> yazılım sistemi istemesinden oluşuyor.</text:span></text:p>
      <text:p text:style-name="P103"/>
      <text:p text:style-name="P103"><text:tab/><text:span text:style-name="T700">Şirket, ilk başta </text:span><text:span text:style-name="T701">web uygulaması şeklinde </text:span><text:span text:style-name="T702">iş süreçlerini uygulamak ve internet üzerinden çevrim içi hizmet vermek istiyor. </text:span><text:span text:style-name="T703">Yazılım </text:span><text:span text:style-name="T704">sistemi</text:span><text:span text:style-name="T703"> geliştirme </text:span><text:span text:style-name="T704">firmalarından aldığı teklifler bütçesini çok çok aşıyor. </text:span><text:span text:style-name="T706">B</text:span><text:span text:style-name="T705">ütçesine </text:span><text:span text:style-name="T717">sınırdan</text:span><text:span text:style-name="T705"> uyan tekliflerin </text:span><text:span text:style-name="T706">ise </text:span><text:span text:style-name="T705">yazılım sistemini teslim edecekleri tarih çok uzun geliyor</text:span><text:span text:style-name="T704">. </text:span><text:span text:style-name="T705">Yedi (7) şubesi bulunan şirket şimdilik </text:span><text:span text:style-name="T706">geliştirilmesi daha ucuz olan masaüstü uygulaması teknolojisine yöneliyor ve çevrim içi hizmetten vazgeçiyor. </text:span><text:span text:style-name="T707">Kendisi gibi </text:span><text:span text:style-name="T711">büyüyen genç bir</text:span><text:span text:style-name="T707"> yazılım geliştirme şirketi</text:span><text:span text:style-name="T710">nden uygun bir teklif alıyor</text:span><text:span text:style-name="T707">. </text:span><text:span text:style-name="T708">K</text:span><text:span text:style-name="T707">ısa vadede (~</text:span><text:span text:style-name="T719">8</text:span><text:span text:style-name="T707"> </text:span><text:span text:style-name="T719">ay</text:span><text:span text:style-name="T707">) iş süreçlerini </text:span><text:span text:style-name="T718">uygulamak</text:span><text:span text:style-name="T707"> için masaüstü </text:span><text:soft-page-break/><text:span text:style-name="T707">uygulaması geliştirilmesinde anlaşıyorlar. </text:span><text:span text:style-name="T708">Uzun vadede ise (~</text:span><text:span text:style-name="T720">16</text:span><text:span text:style-name="T708"> </text:span><text:span text:style-name="T720">ay</text:span><text:span text:style-name="T708">) </text:span><text:span text:style-name="T709">bu yazılım sisteminin web üzerine geçirilmesi</text:span><text:span text:style-name="T724">nde</text:span><text:span text:style-name="T709"> ve çevrim içi hizmet verilmesinde anlaşıyorlar.</text:span></text:p>
      <text:p text:style-name="P103"/>
      <text:p text:style-name="P103"><text:tab/><text:span text:style-name="T712">Yazılım sistemini istediğinde </text:span><text:span text:style-name="T713">yedi (7) şubesi bulunan şirket, </text:span><text:span text:style-name="T721">bu şube sayılarını</text:span><text:span text:style-name="T713"> masaüstü uygulamayı teslim aldığında dokuz</text:span><text:span text:style-name="T721">a</text:span><text:span text:style-name="T713"> (9) ve web uygulamasını teslim alıp çevrim içi hizmet vermeye başladığında </text:span><text:span text:style-name="T714">on altı</text:span><text:span text:style-name="T721">ya</text:span><text:span text:style-name="T713"> (16) </text:span><text:span text:style-name="T721">çıkardı</text:span><text:span text:style-name="T713">. </text:span><text:span text:style-name="T714">Şimdilerde ise </text:span><text:span text:style-name="T715">yirmi dört şubesi (24) bulunuyor.</text:span></text:p>
      <text:p text:style-name="P92"/>
      <text:p text:style-name="P92"><text:tab/><text:span text:style-name="T683">Bu simülasyondaki her veri </text:span><text:span text:style-name="T74">Muhammed Yusuf Akçadağ</text:span><text:span text:style-name="T683"> </text:span><text:span text:style-name="T684">yani benim</text:span><text:span text:style-name="T683"> tarafı</text:span><text:span text:style-name="T685">m</text:span><text:span text:style-name="T683">dan düşünülmüş, </text:span><text:span text:style-name="T686">tasarlanmış, </text:span><text:span text:style-name="T683">oluşturulmuş ve yazılmıştır.</text:span></text:p>
      <text:p text:style-name="P92"/>
      <text:p text:style-name="P27">1.<text:span text:style-name="T688">2</text:span>: <text:span text:style-name="T593">Simülasyonda Yazılım</text:span><text:span text:style-name="T595">ı</text:span><text:span text:style-name="T593"> İsteyen </text:span><text:span text:style-name="T597">v</text:span><text:span text:style-name="T595">e Yazılımı Yapan</text:span><text:span text:style-name="T593"> </text:span><text:span text:style-name="T619">Şirketler</text:span></text:p>
      <text:p text:style-name="P101"/>
      <text:p text:style-name="P27"><text:tab/><text:span text:style-name="T320">Simülasyonda </text:span><text:span text:style-name="T594">“</text:span><text:span text:style-name="T621">My</text:span><text:span text:style-name="T594">Car Rent”</text:span><text:span text:style-name="T320"> </text:span><text:span text:style-name="T362">taşıt</text:span><text:span text:style-name="T320"> kiralama </text:span><text:span text:style-name="T350">şirketi</text:span><text:span text:style-name="T320"> tarafından </text:span><text:span text:style-name="T594">“</text:span><text:span text:style-name="T612">Y</text:span><text:span text:style-name="T613">u</text:span><text:span text:style-name="T612">Soft</text:span><text:span text:style-name="T594">” </text:span><text:span text:style-name="T321">yazılım </text:span><text:span text:style-name="T363">sistemi geliştirme</text:span><text:span text:style-name="T321"> </text:span><text:span text:style-name="T351">şirketi</text:span><text:span text:style-name="T321">n</text:span><text:span text:style-name="T322">d</text:span><text:span text:style-name="T351">e</text:span><text:span text:style-name="T322">n </text:span><text:span text:style-name="T362">taşıt</text:span><text:span text:style-name="T322"> kiralama sürecini yönetmek ve otomatize etmek, </text:span><text:span text:style-name="T362">taşıt</text:span><text:span text:style-name="T322"> takibini yapmak, </text:span><text:span text:style-name="T323">bütçeyi yönetmek v</text:span><text:span text:style-name="T396">b</text:span><text:span text:style-name="T323">. için yazılım </text:span><text:span text:style-name="T364">sistemi</text:span><text:span text:style-name="T323"> istenmiştir.</text:span></text:p>
      <text:p text:style-name="P87"/>
      <text:p text:style-name="P30">1.<text:span text:style-name="T688">3</text:span>: <text:span text:style-name="T622">My</text:span><text:span text:style-name="T594">Car Rent</text:span><text:span text:style-name="T598"> </text:span><text:span text:style-name="T620">Şirketi</text:span><text:span text:style-name="T599"> Hakkında</text:span></text:p>
      <text:p text:style-name="P104"/>
      <text:p text:style-name="P33"><text:tab/>“<text:span text:style-name="T623">My</text:span><text:span text:style-name="T594">Car Rent</text:span><text:span text:style-name="T598">”</text:span><text:span text:style-name="T429"> </text:span><text:span text:style-name="T430">yönetim şubesi</text:span><text:span text:style-name="T324"> </text:span><text:span text:style-name="T699">Tokat </text:span><text:span text:style-name="T698">Şubesi</text:span><text:span text:style-name="T324"> olan; Tokat </text:span><text:span text:style-name="T401">(1)</text:span><text:span text:style-name="T334">, </text:span><text:span text:style-name="T397">Malatya </text:span><text:span text:style-name="T401">(1)</text:span><text:span text:style-name="T334">, </text:span><text:span text:style-name="T398">Ankara </text:span><text:span text:style-name="T401">(2)</text:span><text:span text:style-name="T398">, </text:span><text:span text:style-name="T400">İzmir </text:span><text:span text:style-name="T401">(1)</text:span><text:span text:style-name="T334"> ve </text:span><text:span text:style-name="T399">İstanbul</text:span><text:span text:style-name="T334">’da </text:span><text:span text:style-name="T401">(2)</text:span><text:span text:style-name="T324"> hizmet veren; birçok </text:span><text:span text:style-name="T362">taşıt</text:span><text:span text:style-name="T325"> türünde kişisel </text:span><text:span text:style-name="T326">kiralama hizmeti </text:span><text:span text:style-name="T329">sunan</text:span><text:span text:style-name="T326"> bir şirkettir. </text:span><text:span text:style-name="T327">Şirket büyüyen hizmetlerin</text:span><text:span text:style-name="T328">i </text:span><text:span text:style-name="T329">daha rahat yönetebilmek için </text:span><text:span text:style-name="T387">işlevsel</text:span><text:span text:style-name="T331"> </text:span><text:span text:style-name="T333">ve güven</text:span><text:span text:style-name="T365">il</text:span><text:span text:style-name="T386">ebili</text:span><text:span text:style-name="T365">r</text:span><text:span text:style-name="T333"> yeni bir</text:span><text:span text:style-name="T329"> yaz</text:span><text:span text:style-name="T330">ılı</text:span><text:span text:style-name="T329">m sistemine ihtiyaç duymaktadır. </text:span><text:span text:style-name="T332">Eski yazılım sistemi artık </text:span><text:span text:style-name="T388">gereksinimler</text:span><text:span text:style-name="T389">i karşılayamamaktadır</text:span><text:span text:style-name="T332">. </text:span><text:span text:style-name="T402">(Parantezler şehirlerde bulunan şube sayıları.)</text:span></text:p>
      <text:p text:style-name="P88"/>
      <text:p text:style-name="P31"><text:span text:style-name="T600">1.</text:span><text:span text:style-name="T688">4</text:span><text:span text:style-name="T600">: </text:span><text:span text:style-name="T614">Yu</text:span><text:span text:style-name="T615">Soft</text:span><text:span text:style-name="T598"> </text:span><text:span text:style-name="T620">Şirketi</text:span><text:span text:style-name="T599"> Hakkında</text:span></text:p>
      <text:p text:style-name="P105"/>
      <text:p text:style-name="P34"><text:tab/>“<text:span text:style-name="T614">Yu</text:span><text:span text:style-name="T615">Soft</text:span><text:span text:style-name="T598">”</text:span><text:span text:style-name="T324">; </text:span><text:span text:style-name="T337">4 mühendislik personeli </text:span><text:span text:style-name="T335">(1 </text:span><text:span text:style-name="T336">Y</text:span><text:span text:style-name="T335">azılım </text:span><text:span text:style-name="T336">M</text:span><text:span text:style-name="T335">ühendisi, 1 </text:span><text:span text:style-name="T336">K</text:span><text:span text:style-name="T335">ullanıcı </text:span><text:span text:style-name="T336">A</text:span><text:span text:style-name="T335">rayüzü </text:span><text:span text:style-name="T336">G</text:span><text:span text:style-name="T335">eliştirici, 1 </text:span><text:span text:style-name="T368">U</text:span><text:span text:style-name="T369">ygulama</text:span><text:span text:style-name="T336"> </text:span><text:span text:style-name="T337">G</text:span><text:span text:style-name="T336">eliştirici</text:span><text:span text:style-name="T335">, 1 </text:span><text:span text:style-name="T337">V</text:span><text:span text:style-name="T335">eritaban</text:span><text:span text:style-name="T360">ı </text:span><text:span text:style-name="T361">Geliştirici</text:span><text:span text:style-name="T335">) </text:span><text:span text:style-name="T337">bulunan bir yazılım </text:span><text:span text:style-name="T367">sistemi</text:span><text:span text:style-name="T337"> </text:span><text:span text:style-name="T366">geliştirme</text:span><text:span text:style-name="T337"> şirketidir.</text:span></text:p>
      <text:p text:style-name="P107"/>
      <text:p text:style-name="P32"><text:soft-page-break/><text:span text:style-name="T625">Bölüm </text:span><text:span text:style-name="T626">2</text:span><text:span text:style-name="T627">: </text:span><text:span text:style-name="T628">Proje Aşamaları ve Yapılanlar</text:span></text:p>
      <text:p text:style-name="P93"/>
      <text:p text:style-name="P17"><text:span text:style-name="T601">2.1: </text:span><text:span text:style-name="T602">Bilgisayar Mühendisliği Uygulamaları I </text:span><text:span text:style-name="T601">Aşaması</text:span></text:p>
      <text:p text:style-name="P94"/>
      <text:p text:style-name="P17"><text:span text:style-name="T603">2.1.1: </text:span><text:span text:style-name="T604">Proje Raporu Yazılmaya Başlandı</text:span></text:p>
      <text:p text:style-name="P94"/>
      <text:p text:style-name="P17"><text:tab/><text:span text:style-name="T340">Projemi</text:span><text:span text:style-name="T346">zin üzerinde kurulu olduğu </text:span><text:span text:style-name="T347">derin olmayan </text:span><text:span text:style-name="T340">bilgilerin yer aldığı, </text:span><text:span text:style-name="T348">simülasyon</text:span><text:span text:style-name="T342"> hakkında bilgilerin yer aldığı, </text:span><text:span text:style-name="T340">proje takibini kolaylaştıran </text:span><text:span text:style-name="T341">kayıtların tutulduğu, projeyi sunmamıza yardımcı olan </text:span><text:span text:style-name="T605">Proje Raporu</text:span><text:span text:style-name="T403">’nu yazmaya başladım.</text:span></text:p>
      <text:p text:style-name="P17"/>
      <text:p text:style-name="P18"><text:tab/><text:span text:style-name="T606">Bölüm </text:span><text:span text:style-name="T607">0</text:span><text:span text:style-name="T606">’d</text:span><text:span text:style-name="T607">a</text:span><text:span text:style-name="T606"> </text:span><text:span text:style-name="T338">Yazılım Mühendisliği, Yazılım Mühendisi, Yazılım Geliştirme Yaşam Döngüsü ve Yazılım Geliştirme Modelleri </text:span><text:span text:style-name="T339">hakkında </text:span><text:span text:style-name="T349">derin olmayan</text:span><text:span text:style-name="T339"> bilgiler</text:span><text:span text:style-name="T390">den bahse</text:span><text:span text:style-name="T404">tti</text:span><text:span text:style-name="T405">m</text:span><text:span text:style-name="T390">.</text:span></text:p>
      <text:p text:style-name="P89"/>
      <text:p text:style-name="P17"><text:span text:style-name="T339"><text:tab/></text:span><text:span text:style-name="T608">Bölüm 1’de </text:span><text:span text:style-name="T343">Simülasyonumun konusundan bahse</text:span><text:span text:style-name="T406">ttim</text:span><text:span text:style-name="T343">.</text:span></text:p>
      <text:p text:style-name="P90"/>
      <text:p text:style-name="P17"><text:span text:style-name="T343"><text:tab/></text:span><text:span text:style-name="T609">Bölüm 2’de </text:span><text:span text:style-name="T344">proje </text:span><text:span text:style-name="T345">yapım aşamalarının kayıtları</text:span><text:span text:style-name="T407">nı</text:span><text:span text:style-name="T345"> tutmaya başladı</text:span><text:span text:style-name="T408">m</text:span><text:span text:style-name="T345">.</text:span></text:p>
      <text:p text:style-name="P91"/>
      <text:p text:style-name="P41">2.1.2 <text:span text:style-name="T624">My</text:span><text:span text:style-name="T616">Car Rent Yazılım Sistemi </text:span><text:span text:style-name="T617">“</text:span>Yapılabilirlik Analizi Aşaması<text:span text:style-name="T617">” Uygulanmaya </text:span><text:span text:style-name="T618">Başlandı</text:span></text:p>
      <text:p text:style-name="P108"/>
      <text:p text:style-name="P109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1"/>
      <text:p text:style-name="P91"><text:tab/><text:span text:style-name="T671">Bu proje </text:span><text:span text:style-name="T672">için elimde yapılabilirliği analiz edecek verilerin olmaması; bu verilere sahip olsam bile </text:span><text:span text:style-name="T673">bu verileri analiz edecek </text:span><text:span text:style-name="T676">teorik bilgimin</text:span><text:span text:style-name="T673"> olmamasından dolayı </text:span><text:span text:style-name="T674">bu aşama</text:span><text:span text:style-name="T678">da</text:span><text:span text:style-name="T674"> sadece </text:span><text:span text:style-name="T68">Ön Gereksinimler Raporu </text:span><text:span text:style-name="T674">adlı dökümanı oluştur</text:span><text:span text:style-name="T678">dum</text:span><text:span text:style-name="T674">. </text:span><text:span text:style-name="T69">Yapılabilirlik Analizi Aşaması</text:span><text:span text:style-name="T679">nı</text:span><text:span text:style-name="T69"> </text:span><text:span text:style-name="T679">y</text:span><text:span text:style-name="T677">apmış gibi</text:span><text:span text:style-name="T70"> </text:span><text:span text:style-name="T71">Planlama Aşaması</text:span><text:span text:style-name="T681">na</text:span><text:span text:style-name="T70"> </text:span><text:span text:style-name="T677">dahil e</text:span><text:span text:style-name="T680">ttim</text:span><text:span text:style-name="T677">.</text:span></text:p>
      <text:p text:style-name="P91"/>
      <text:p text:style-name="P17"><text:span text:style-name="T610">2.</text:span><text:span text:style-name="T611">1.</text:span><text:span text:style-name="T657">3</text:span><text:span text:style-name="T611">: </text:span><text:span text:style-name="T624">My</text:span><text:span text:style-name="T616">Car Rent Yazılım Sistemi </text:span><text:span text:style-name="T617">“Planlama Aşaması” </text:span><text:soft-page-break/><text:span text:style-name="T617">Uygulanmaya </text:span><text:span text:style-name="T618">Başlandı</text:span></text:p>
      <text:p text:style-name="P94"/>
      <text:p text:style-name="P20"><text:tab/><text:span text:style-name="T629">Planlama Aşaması, </text:span><text:span text:style-name="T352">kaynaklar ve hedefler baz alınarak yazılım sistemini </text:span><text:span text:style-name="T393">geliştirmeye</text:span><text:span text:style-name="T352"> başlamadan önce tüm sürecin titizlikle planlandığı aşamadır. Bu aşamada </text:span><text:span text:style-name="T359">elde edilen ön bilgiler</text:span><text:span text:style-name="T394">le</text:span><text:span text:style-name="T352"> </text:span><text:span text:style-name="T630">Yazılım Geliştirme </text:span><text:span text:style-name="T631">Model</text:span><text:span text:style-name="T358">leri baz alınarak </text:span><text:span text:style-name="T636">Yazılım Geliştirme Modeli </text:span><text:span text:style-name="T358">ve </text:span><text:span text:style-name="T636">Süreçleri</text:span><text:span text:style-name="T358"> tasarlanır</text:span><text:span text:style-name="T353">; </text:span><text:span text:style-name="T634">İş Yükü Dağıtımı </text:span><text:span text:style-name="T355">yapılır; </text:span><text:span text:style-name="T633">Geliştirme Takvimi </text:span><text:span text:style-name="T354">oluşturulur; </text:span><text:span text:style-name="T635">Yasal </text:span><text:span text:style-name="T637">Gereksinimler</text:span><text:span text:style-name="T635"> </text:span><text:span text:style-name="T356">belirlenir; </text:span><text:span text:style-name="T632">Yaklaşık </text:span><text:span text:style-name="T629">Zamansal Maliyet, </text:span><text:span text:style-name="T632">Yaklaşık </text:span><text:span text:style-name="T629">Parasal Maliyet </text:span><text:span text:style-name="T352">hesaplanır.</text:span><text:span text:style-name="T356"> </text:span><text:span text:style-name="T357">Yazılım sistemine göre çeşitli başlıklar tanımlanabilir.</text:span></text:p>
      <text:p text:style-name="P106"/>
      <text:p text:style-name="P20"><text:span text:style-name="T357"><text:tab/></text:span><text:span text:style-name="T682">Planlama Aşaması </text:span><text:span text:style-name="T428">için </text:span><text:span text:style-name="T682">MyCar Rent Yazılım Sistemi Geliştirme Planlaması </text:span><text:span text:style-name="T428">adlı belgeyi oluşturdum.</text:span></text:p>
      <text:p text:style-name="P106"/>
      <text:p text:style-name="P21"><text:span text:style-name="T357"><text:tab/>Bu proje için elimde olan veriler ve teorik bilgiyle yukarıda koyu olarak yazılan aşamaların </text:span><text:span text:style-name="T675">Yazılım Geliştirme Modeli</text:span><text:span text:style-name="T418">ni</text:span><text:span text:style-name="T357"> ve </text:span><text:span text:style-name="T675">Süreçleri</text:span><text:span text:style-name="T417">ni</text:span><text:span text:style-name="T675"> </text:span><text:span text:style-name="T357">tasarladım; </text:span><text:span text:style-name="T675">İş Yükü Dağılımı</text:span><text:span text:style-name="T419">nı</text:span><text:span text:style-name="T357"> oluşturdum. </text:span><text:span text:style-name="T675">Geliştirme Takvimi</text:span><text:span text:style-name="T419">ni</text:span><text:span text:style-name="T675"> </text:span><text:span text:style-name="T415">oluşturmak</text:span><text:span text:style-name="T357">,</text:span><text:span text:style-name="T675"> Yasal Gereksinimler</text:span><text:span text:style-name="T419">ini</text:span><text:span text:style-name="T675"> </text:span><text:span text:style-name="T415">belirlemek</text:span><text:span text:style-name="T357">,</text:span><text:span text:style-name="T675"> Yaklaşık Zamansal Maliyet ve Yaklaşık Parasal Maliyet</text:span><text:span text:style-name="T420">ini</text:span><text:span text:style-name="T357"> </text:span><text:span text:style-name="T416">hesaplamak </text:span><text:span text:style-name="T422">eylemlerini</text:span><text:span text:style-name="T357"> </text:span><text:span text:style-name="T409">ise </text:span><text:span text:style-name="T413">elimde </text:span><text:span text:style-name="T410">verilerin olmaması; bu verilere sahip olsam bile </text:span><text:span text:style-name="T411">bu verileri </text:span><text:span text:style-name="T414">kullanacak</text:span><text:span text:style-name="T411"> </text:span><text:span text:style-name="T412">teorik bilgimin</text:span><text:span text:style-name="T411"> olmamasından </text:span><text:span text:style-name="T421">dolayı </text:span><text:span text:style-name="T423">gerçekleştiremedim</text:span><text:span text:style-name="T421">. </text:span><text:span text:style-name="T424">Bu eylemleri </text:span><text:span text:style-name="T425">gerçekleştirmiş gibi </text:span><text:span text:style-name="T681">Planlama Aşaması</text:span><text:span text:style-name="T425">na</text:span><text:span text:style-name="T677"> </text:span><text:span text:style-name="T426">dahil e</text:span><text:span text:style-name="T427">ttim</text:span><text:span text:style-name="T426">.</text:span></text:p>
      <text:p text:style-name="P106"/>
      <text:p text:style-name="P19"><text:span text:style-name="T610">2.</text:span><text:span text:style-name="T611">1.</text:span><text:span text:style-name="T670">4</text:span><text:span text:style-name="T611">: </text:span><text:span text:style-name="T624">My</text:span><text:span text:style-name="T616">Car Rent Yazılım Sistemi </text:span><text:span text:style-name="T617">“</text:span><text:span text:style-name="T638">Döngü </text:span><text:span text:style-name="T639">I </text:span><text:span text:style-name="T638">: Aşama II</text:span><text:span text:style-name="T617">” Uygulanmaya </text:span><text:span text:style-name="T618">Başlandı</text:span></text:p>
      <text:p text:style-name="P95"/>
      <text:p text:style-name="P96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44">yazılım sistemi</text:span><text:span text:style-name="T660">nin işlevselliklerinin </text:span><text:span text:style-name="T645">kesin ve anlaşılır bir şekilde </text:span><text:span text:style-name="T661">hem kullanıcılar hem de geliştiriciler </text:span><text:span text:style-name="T662">için</text:span><text:span text:style-name="T645"> </text:span><text:span text:style-name="T646">tanımla</text:span><text:span text:style-name="T664">ndığı</text:span><text:span text:style-name="T646"> aşam</text:span><text:span text:style-name="T664">adır</text:span><text:span text:style-name="T646">. </text:span><text:span text:style-name="T46">B</text:span><text:span text:style-name="T47">u aşamada yazılım </text:span><text:span text:style-name="T48">sistemi</text:span><text:span text:style-name="T47"> </text:span><text:span text:style-name="T663">analizi yapılır.</text:span><text:span text:style-name="T47"> </text:span><text:span text:style-name="T663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47">Eğer yazılım sistemi </text:span><text:span text:style-name="T65">Kullanıma Hazır Yazılım </text:span><text:span text:style-name="T647">ise </text:span><text:span text:style-name="T648">gereksinimler </text:span><text:span text:style-name="T665">belgesi</text:span><text:span text:style-name="T648"> şirket tarafından öznel olarak </text:span><text:span text:style-name="T666">oluşturulur</text:span><text:span text:style-name="T648">. </text:span><text:span text:style-name="T647">Eğer yazılım sistemi </text:span><text:span text:style-name="T66">Özel Yazılım </text:span><text:span text:style-name="T648">ise <text:s/>gereksinimler </text:span><text:span text:style-name="T667">belgesi yazılım </text:span><text:span text:style-name="T648">sistemini isteyen şirketin gereksinimlerine göre </text:span><text:span text:style-name="T668">oluşturulur</text:span><text:span text:style-name="T648">. </text:span><text:span text:style-name="T649">Özel yazılımlarda gereksinimler </text:span><text:span text:style-name="T669">belgesi </text:span><text:span text:style-name="T649">iki şirket arasında </text:span><text:span text:style-name="T725">(</text:span><text:span text:style-name="T650">yazılım sistemini geliştiren </text:span><text:span text:style-name="T651">şirket</text:span><text:span text:style-name="T650"> ve yazılım </text:span><text:soft-page-break/><text:span text:style-name="T650">sistemini isteyen </text:span><text:span text:style-name="T651">şirket</text:span><text:span text:style-name="T725">)</text:span><text:span text:style-name="T650"> </text:span><text:span text:style-name="T649">hukuksal anlaşma yerine de geçer.</text:span></text:p>
      <text:p text:style-name="P96"/>
      <text:p text:style-name="P97"><text:tab/><text:span text:style-name="T640">Döngü </text:span><text:span text:style-name="T641">I </text:span><text:span text:style-name="T640">: Aşama II</text:span><text:span text:style-name="T72"> </text:span><text:span text:style-name="T682">için </text:span><text:span text:style-name="T73">Gereksinimler Raporu I</text:span><text:span text:style-name="T72"> </text:span><text:span text:style-name="T682">adlı belgeyi oluşturdum.</text:span></text:p>
      <text:p text:style-name="P97"/>
      <text:p text:style-name="P100"><text:tab/><text:span text:style-name="T75"> </text:span><text:span text:style-name="T73">Gereksinimler Raporu I </text:span><text:span text:style-name="T726">adlı </text:span><text:span text:style-name="T727">belge </text:span><text:span text:style-name="T729">yazılım sisteminin geliştirilmesine ve geliştiriciler için gereksinimlerin oluşturulmasına kılavuzluk eden, </text:span><text:span text:style-name="T741">az biçimsel </text:span><text:span text:style-name="T742">olarak </text:span><text:span text:style-name="T729">doğal dil</text:span><text:span text:style-name="T730">le</text:span><text:span text:style-name="T729"> yazılmış bir belgedir. </text:span><text:span text:style-name="T730">Bu belge işlevsellikler ve varlıklar</text:span><text:span text:style-name="T731">la</text:span><text:span text:style-name="T730"> ilgili </text:span><text:span text:style-name="T732">tam </text:span><text:span text:style-name="T730">ayrıntıları içermeyen, </text:span><text:span text:style-name="T732">hem yazılım sistemini isteyenler için hem de geliştirenler için anlaşılır </text:span><text:span text:style-name="T734">olan</text:span><text:span text:style-name="T732">, yazılım sisteminin sağlayacağı işlevsellikleri</text:span><text:span text:style-name="T733">n</text:span><text:span text:style-name="T732"> ve tutacağı </text:span><text:span text:style-name="T735">verilerin</text:span><text:span text:style-name="T732"> sınırını çizen</text:span><text:span text:style-name="T730"> </text:span><text:span text:style-name="T733">ve tanımlayan </text:span><text:span text:style-name="T730">soyut bir </text:span><text:span text:style-name="T733">belgedir</text:span><text:span text:style-name="T732">.</text:span></text:p>
      <text:p text:style-name="P98"/>
      <text:p text:style-name="P99"><text:span text:style-name="T640">Döngü </text:span><text:span text:style-name="T641">I </text:span><text:span text:style-name="T640">: Aşama II</text:span><text:span text:style-name="T72"> </text:span><text:span text:style-name="T682">için </text:span><text:span text:style-name="T76">Geliştiriciler İçin Gereksinim Kartları I </text:span><text:span text:style-name="T728">adlı dosyayı oluşturdum.</text:span></text:p>
      <text:p text:style-name="P99"/>
      <text:p text:style-name="P99"><text:tab/><text:span text:style-name="T77">Kartlar, </text:span><text:span text:style-name="T735">sınırı çizilen ve tanımlanan </text:span><text:span text:style-name="T736">işlevsellikler ve verileri yazılım sistemini isteyenler için tam anlaşılır olmayan ama geliştiriciler için anlaşılır olacak şekilde tanımlayan </text:span><text:span text:style-name="T738">biçimsel </text:span><text:span text:style-name="T743">olarak doğal dille </text:span><text:span text:style-name="T738">yazılmış</text:span><text:span text:style-name="T736"> </text:span><text:span text:style-name="T78">Varlıklar, Fonksiyonel Gereksinimler </text:span><text:span text:style-name="T736">ve</text:span><text:span text:style-name="T78"> Fonksiyonel Olmayan Gereksinimlerden </text:span><text:span text:style-name="T737">oluşan bir </text:span><text:span text:style-name="T738">somut</text:span><text:span text:style-name="T737"> koleksiyondur. </text:span><text:span text:style-name="T739">Fonksiyonel Gereksinimler yazılım sistemini isteyen ve geliştiren için anlaşılır olan bir anlaş</text:span><text:span text:style-name="T740">madır.</text:span></text:p>
      <text:p text:style-name="P99"/>
      <text:p text:style-name="P99"><text:tab/><text:span text:style-name="T744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45">Geriye dönük baktığımda da </text:span><text:span text:style-name="T748">yazılım sistemini isteyen </text:span><text:span text:style-name="T750">mü</text:span><text:span text:style-name="T751">ş</text:span><text:span text:style-name="T750">terinin</text:span><text:span text:style-name="T748"> hoşuna gitmeyen</text:span><text:span text:style-name="T745"> birçok hata</text:span><text:span text:style-name="T749">nın</text:span><text:span text:style-name="T745"> iyi bir şekilde tanımlanmayan </text:span><text:span text:style-name="T753">veya</text:span><text:span text:style-name="T745"> </text:span><text:span text:style-name="T752">mantıksal hataları bulunan</text:span><text:span text:style-name="T745"> ve</text:span><text:span text:style-name="T747">ya</text:span><text:span text:style-name="T745"> </text:span><text:span text:style-name="T746">hiç yazılmayan gereksinimlerden kaynaklandığını anladım. </text:span><text:span text:style-name="T754">Plan odaklı geliştirmeler için </text:span><text:span text:style-name="T755">iyi bir şekilde </text:span><text:span text:style-name="T756">tespit edilip</text:span><text:span text:style-name="T755"> tanımlanan ve</text:span><text:span text:style-name="T754"> mantıksal hataların en aza indirildiği </text:span><text:span text:style-name="T755">gereksinimlere ihtiyaç vardır.</text:span></text:p>
      <text:p text:style-name="P99"/>
      <text:p text:style-name="P23"><text:span text:style-name="T610">2.</text:span><text:span text:style-name="T611">1.</text:span><text:span text:style-name="T757">5</text:span><text:span text:style-name="T611">: </text:span><text:span text:style-name="T624">My</text:span><text:span text:style-name="T616">Car Rent Yazılım Sistemi </text:span><text:span text:style-name="T617">“</text:span><text:span text:style-name="T638">Döngü </text:span><text:span text:style-name="T639">I </text:span><text:span text:style-name="T638">: Aşama II</text:span><text:span text:style-name="T642">I</text:span><text:span text:style-name="T617">” Uygulanmaya </text:span><text:span text:style-name="T618">Başlandı</text:span></text:p>
      <text:p text:style-name="P23"><text:soft-page-break/></text:p>
      <text:p text:style-name="P24"><text:tab/><text:span text:style-name="T758">Tasarım Aşaması, </text:span><text:span text:style-name="T431">ç</text:span><text:span text:style-name="T103">ıkarılan </text:span><text:span text:style-name="T147">gereksinimler </text:span><text:span text:style-name="T256">belgesine</text:span><text:span text:style-name="T103"> göre yazılım</text:span><text:span text:style-name="T154"> </text:span><text:span text:style-name="T212">sisteminin </text:span><text:span text:style-name="T259">bileşenlerinin</text:span><text:span text:style-name="T103"> </text:span><text:span text:style-name="T84">belirli </text:span><text:span text:style-name="T258">ilke</text:span><text:span text:style-name="T84">lerle, yöntemlerle ve araçlarla </text:span><text:span text:style-name="T186">tasarlanması </text:span><text:span text:style-name="T273">aşamasıdır</text:span><text:span text:style-name="T186">. </text:span><text:span text:style-name="T316">Plan </text:span><text:span text:style-name="T317">odaklı geliştirmede tasarım aşaması çok önemlidir çünkü yazılım sistemi çevik geliştirmeler gibi kodlama aşamasında tasarlanıp ardından </text:span><text:span text:style-name="T318">düzeltilemezler. Yanlış tasarlanan bir yazılım sistemi pahalı bir bakım aşamasına neden olur.</text:span></text:p>
      <text:p text:style-name="P120"/>
      <text:p text:style-name="P25"><text:span text:style-name="T318"><text:tab/></text:span><text:span text:style-name="T638">Döngü </text:span><text:span text:style-name="T639">I </text:span><text:span text:style-name="T638">: Aşama II</text:span><text:span text:style-name="T643">I</text:span><text:span text:style-name="T682"> </text:span><text:span text:style-name="T428">için </text:span><text:span text:style-name="T759">Yazılım Sistemi Gösterimi PDF I </text:span><text:span text:style-name="T433">adlı belgeyi oluşturd</text:span><text:span text:style-name="T439">u</text:span><text:span text:style-name="T433">m.</text:span></text:p>
      <text:p text:style-name="P121"/>
      <text:p text:style-name="P26"><text:span text:style-name="T433"><text:tab/></text:span><text:span text:style-name="T759">Yazılım Sistemi Gösterimi PDF I</text:span><text:span text:style-name="T432"> </text:span><text:span text:style-name="T435">adlı belge</text:span><text:span text:style-name="T436">nin</text:span><text:span text:style-name="T434"> tasarım standar</text:span><text:span text:style-name="T437">tları </text:span><text:span text:style-name="T438">benim tarafımdan oluşturulmuş olup yazılım sisteminin genel bir gösterimidir.</text:span></text:p>
      <text:p text:style-name="P26"><text:span text:style-name="T438"/></text:p>
      <text:p text:style-name="P26"><text:span text:style-name="T438"><text:tab/></text:span><text:span text:style-name="T760">***</text:span><text:span text:style-name="T761">Class Diagram</text:span></text:p>
      <text:p text:style-name="P26"><text:tab/>***<text:span text:style-name="T761">Use Case Diagra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1T22:34:37.305000000</dc:date>
    <meta:editing-duration>P1DT1H48M28S</meta:editing-duration>
    <meta:editing-cycles>1174</meta:editing-cycles>
    <meta:generator>LibreOffice/7.3.2.2$Windows_X86_64 LibreOffice_project/49f2b1bff42cfccbd8f788c8dc32c1c309559be0</meta:generator>
    <meta:document-statistic meta:table-count="0" meta:image-count="0" meta:object-count="0" meta:page-count="12" meta:paragraph-count="97" meta:word-count="2314" meta:character-count="19270" meta:non-whitespace-character-count="16995"/>
  </office:meta>
</office:document-meta>
</file>